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L" svg:font-family="'Nimbus Sans L'" style:font-pitch="variable"/>
    <style:font-face style:name="Noto Sans CJK SC DemiLight" svg:font-family="'Noto Sans CJK SC DemiLight'"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KIJ Diwani" svg:font-family="'UKIJ Diwani'" style:font-pitch="variable"/>
    <style:font-face style:name="UKIJ Ekran" svg:font-family="'UKIJ Ekran'" style:font-pitch="variable"/>
  </office:font-face-decls>
  <office:automatic-styles>
    <style:style style:name="P1" style:family="paragraph" style:parent-style-name="Footer">
      <style:text-properties officeooo:paragraph-rsid="009100a2"/>
    </style:style>
    <style:style style:name="P2" style:family="paragraph" style:parent-style-name="Footer">
      <style:text-properties officeooo:paragraph-rsid="009665e6"/>
    </style:style>
    <style:style style:name="P3"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Diwani" fo:font-size="12pt" fo:font-weight="bold" officeooo:rsid="002b0bb3" officeooo:paragraph-rsid="002b0bb3" style:font-size-asian="12pt" style:font-weight-asian="bold" style:font-size-complex="12pt" style:font-weight-complex="bold"/>
    </style:style>
    <style:style style:name="P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75b19" style:font-size-asian="12pt" style:font-size-complex="12pt"/>
    </style:style>
    <style:style style:name="P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c1294" style:font-size-asian="12pt" style:font-size-complex="12pt"/>
    </style:style>
    <style:style style:name="P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98cb2" style:font-size-asian="12pt" style:font-size-complex="12pt"/>
    </style:style>
    <style:style style:name="P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e8cf1" style:font-size-asian="12pt" style:font-size-complex="12pt"/>
    </style:style>
    <style:style style:name="P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512536" style:font-size-asian="12pt" style:font-size-complex="12pt"/>
    </style:style>
    <style:style style:name="P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56ecfa" style:font-size-asian="12pt" style:font-size-complex="12pt"/>
    </style:style>
    <style:style style:name="P1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d17d8" style:font-size-asian="12pt" style:font-size-complex="12pt"/>
    </style:style>
    <style:style style:name="P1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55e00" style:font-size-asian="12pt" style:font-size-complex="12pt"/>
    </style:style>
    <style:style style:name="P1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496a67" style:font-size-asian="12pt" style:font-size-complex="12pt"/>
    </style:style>
    <style:style style:name="P1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6fa4e9" style:font-size-asian="12pt" style:font-size-complex="12pt"/>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6fa4e9" style:font-size-asian="12pt" style:font-size-complex="12pt"/>
    </style:style>
    <style:style style:name="P16"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UKIJ Diwani" fo:font-size="12pt" officeooo:paragraph-rsid="004c1294" style:font-size-asian="12pt" style:font-size-complex="12pt"/>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348da0" style:font-size-asian="12pt" style:language-asian="tr" style:country-asian="TR" style:font-name-complex="Times New Roman1" style:font-size-complex="12pt"/>
    </style:style>
    <style:style style:name="P1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5192be" style:font-size-asian="12pt" style:language-asian="tr" style:country-asian="TR" style:font-name-complex="Times New Roman1" style:font-size-complex="12pt"/>
    </style:style>
    <style:style style:name="P1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6fa4e9" style:font-size-asian="12pt" style:language-asian="tr" style:country-asian="TR" style:font-name-complex="Times New Roman1" style:font-size-complex="12pt"/>
    </style:style>
    <style:style style:name="P2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7c8eb0" style:font-size-asian="12pt" style:language-asian="tr" style:country-asian="TR" style:font-name-complex="Times New Roman1" style:font-size-complex="12pt"/>
    </style:style>
    <style:style style:name="P2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rsid="0055ae5c" officeooo:paragraph-rsid="009100a2" style:font-size-asian="12pt" style:language-asian="tr" style:country-asian="TR" style:font-name-complex="Times New Roman1" style:font-size-complex="12pt"/>
    </style:style>
    <style:style style:name="P2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1f62ef" officeooo:paragraph-rsid="007505fa" style:font-size-asian="12pt" style:font-weight-asian="normal" style:font-size-complex="12pt" style:font-weight-complex="normal"/>
    </style:style>
    <style:style style:name="P23" style:family="paragraph" style:parent-style-name="Text_20_body">
      <style:paragraph-properties fo:margin-left="0cm" fo:margin-right="0cm" fo:margin-top="0cm" fo:margin-bottom="0cm" style:contextual-spacing="false" style:line-height-at-least="0cm" fo:text-indent="0cm" style:auto-text-indent="false" style:writing-mode="page"/>
      <style:text-properties style:font-name="UKIJ Diwani" fo:font-size="12pt" fo:font-weight="normal" officeooo:paragraph-rsid="0013bc4d" style:font-size-asian="12pt" style:font-weight-asian="normal" style:font-name-complex="Times New Roman" style:font-size-complex="12pt" style:font-weight-complex="normal"/>
    </style:style>
    <style:style style:name="P24"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paragraph-rsid="004e8cf1" style:font-size-asian="12pt" style:font-weight-asian="normal" style:font-name-complex="Times New Roman" style:font-size-complex="12pt" style:font-weight-complex="normal"/>
    </style:style>
    <style:style style:name="P25" style:family="paragraph" style:parent-style-name="Footer">
      <style:paragraph-properties fo:margin-left="0cm" fo:margin-right="0cm" fo:margin-top="0cm" fo:margin-bottom="0cm" style:contextual-spacing="false" style:line-height-at-least="0cm" fo:text-indent="0cm" style:auto-text-indent="false" style:writing-mode="page"/>
      <style:text-properties style:font-name="UKIJ Diwani" fo:font-size="12pt" fo:font-weight="normal" officeooo:rsid="00519fed" officeooo:paragraph-rsid="008f180f" style:font-size-asian="12pt" style:font-weight-asian="normal" style:font-name-complex="Times New Roman" style:font-size-complex="12pt" style:font-weight-complex="normal"/>
    </style:style>
    <style:style style:name="P26"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 style:font-size-complex="12pt" style:font-weight-complex="normal"/>
    </style:style>
    <style:style style:name="P2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paragraph-rsid="005192be" style:font-size-asian="12pt" style:language-asian="tr" style:country-asian="TR" style:font-weight-asian="normal" style:font-name-complex="Times New Roman1" style:font-size-complex="12pt" style:font-weight-complex="normal"/>
    </style:style>
    <style:style style:name="P2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29"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5e877f" style:font-size-asian="12pt" style:language-asian="tr" style:country-asian="TR" style:font-weight-asian="normal" style:font-name-complex="Times New Roman1" style:font-size-complex="12pt" style:font-weight-complex="normal"/>
    </style:style>
    <style:style style:name="P30"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9100a2" style:font-size-asian="12pt" style:language-asian="tr" style:country-asian="TR" style:font-weight-asian="normal" style:font-name-complex="Times New Roman1" style:font-size-complex="12pt" style:font-weight-complex="normal"/>
    </style:style>
    <style:style style:name="P31"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language-asian="tr" style:country-asian="TR" style:font-weight-asian="normal" style:font-name-complex="Times New Roman1" style:font-size-complex="12pt" style:font-weight-complex="normal"/>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weight="normal" officeooo:rsid="0055ae5c" officeooo:paragraph-rsid="009100a2" style:font-size-asian="12pt" style:language-asian="tr" style:country-asian="TR" style:font-weight-asian="normal" style:font-name-complex="Times New Roman1" style:font-size-complex="12pt" style:font-weight-complex="normal"/>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weight="normal" officeooo:rsid="007ab96d" officeooo:paragraph-rsid="009100a2" style:font-size-asian="12pt" style:language-asian="tr" style:country-asian="TR" style:font-weight-asian="normal" style:font-name-complex="Times New Roman1" style:font-size-complex="12pt" style:font-weight-complex="normal"/>
    </style:style>
    <style:style style:name="P34"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519fed" style:font-size-asian="12pt" style:language-asian="tr" style:country-asian="TR" style:font-weight-asian="normal" style:font-name-complex="Times New Roman" style:font-size-complex="12pt" style:font-weight-complex="normal"/>
    </style:style>
    <style:style style:name="P35"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KIJ Diwani" fo:font-size="12pt" fo:font-weight="normal" officeooo:rsid="0055ae5c" officeooo:paragraph-rsid="009100a2" style:font-size-asian="12pt" style:language-asian="tr" style:country-asian="TR" style:font-weight-asian="normal" style:font-name-complex="Times New Roman" style:font-size-complex="12pt" style:font-weight-complex="normal"/>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fo:font-style="normal" officeooo:rsid="007e3d08" officeooo:paragraph-rsid="00875977" style:font-size-asian="12pt" style:language-asian="tr" style:country-asian="TR" style:font-style-asian="normal" style:font-name-complex="Times New Roman1" style:font-size-complex="12pt" style:font-weight-complex="normal"/>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1" style:font-size-complex="12pt"/>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89ada2" style:font-size-asian="12pt" style:language-asian="tr" style:country-asian="TR" style:font-style-asian="italic" style:font-weight-asian="bold" style:font-name-complex="Times New Roman1" style:font-size-complex="12pt"/>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fo:font-style="italic" style:text-underline-style="none" fo:font-weight="bold" officeooo:rsid="007ab96d" officeooo:paragraph-rsid="009665e6" style:font-size-asian="12pt" style:language-asian="tr" style:country-asian="TR" style:font-style-asian="italic" style:font-weight-asian="bold" style:font-name-complex="Times New Roman1" style:font-size-complex="12pt" style:font-style-complex="italic" style:font-weight-complex="bold"/>
    </style:style>
    <style:style style:name="P40"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41"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6bae34" style:font-size-asian="12pt" style:language-asian="tr" style:country-asian="TR" style:font-weight-asian="normal" style:font-name-complex="Times New Roman1" style:font-size-complex="12pt" style:font-weight-complex="normal"/>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5915ab" style:font-size-asian="12pt" style:language-asian="tr" style:country-asian="TR" style:font-weight-asian="normal" style:font-name-complex="Times New Roman1" style:font-size-complex="12pt" style:font-weight-complex="normal"/>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6bae34" style:font-size-asian="12pt" style:language-asian="tr" style:country-asian="TR" style:font-weight-asian="normal" style:font-name-complex="Times New Roman1" style:font-size-complex="12pt" style:font-weight-complex="normal"/>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55ae5c" style:font-size-asian="12pt" style:language-asian="tr" style:country-asian="TR" style:font-weight-asian="normal" style:font-name-complex="Times New Roman1" style:font-size-complex="12pt" style:font-weight-complex="normal"/>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89ada2" style:font-size-asian="12pt" style:language-asian="tr" style:country-asian="TR" style:font-weight-asian="normal" style:font-name-complex="Times New Roman1" style:font-size-complex="12pt" style:font-weight-complex="normal"/>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374a74" officeooo:paragraph-rsid="008c0d6d" style:font-size-asian="12pt" style:language-asian="tr" style:country-asian="TR" style:font-weight-asian="normal" style:font-name-complex="Times New Roman1" style:font-size-complex="12pt" style:font-weight-complex="normal"/>
    </style:style>
    <style:style style:name="P4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KIJ Ekran" fo:font-size="12pt" fo:font-weight="normal" officeooo:rsid="006bae34" officeooo:paragraph-rsid="006bae34" style:font-size-asian="12pt" style:language-asian="tr" style:country-asian="TR" style:font-weight-asian="normal" style:font-name-complex="Times New Roman1" style:font-size-complex="12pt" style:font-weight-complex="normal"/>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6bae34" officeooo:paragraph-rsid="0089ada2" style:font-size-asian="12pt" style:language-asian="tr" style:country-asian="TR" style:font-weight-asian="normal" style:font-name-complex="Times New Roman1" style:font-size-complex="12pt" style:font-weight-complex="normal"/>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5915ab" style:font-size-asian="12pt" style:language-asian="tr" style:country-asian="TR" style:font-weight-asian="normal" style:font-name-complex="Times New Roman1" style:font-size-complex="12pt" style:font-weight-complex="normal"/>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6bae34" style:font-size-asian="12pt" style:language-asian="tr" style:country-asian="TR" style:font-weight-asian="normal" style:font-name-complex="Times New Roman1" style:font-size-complex="12pt" style:font-weight-complex="normal"/>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6f3635" style:font-size-asian="12pt" style:language-asian="tr" style:country-asian="TR" style:font-weight-asian="normal" style:font-name-complex="Times New Roman1" style:font-size-complex="12pt" style:font-weight-complex="normal"/>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4958df" officeooo:paragraph-rsid="0089ada2" style:font-size-asian="12pt" style:language-asian="tr" style:country-asian="TR" style:font-weight-asian="normal" style:font-name-complex="Times New Roman1" style:font-size-complex="12pt" style:font-weight-complex="normal"/>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55ae5c" officeooo:paragraph-rsid="0068c3a0" style:font-size-asian="12pt" style:language-asian="tr" style:country-asian="TR" style:font-weight-asian="normal" style:font-name-complex="Times New Roman1" style:font-size-complex="12pt" style:font-weight-complex="normal"/>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6fa4e9" officeooo:paragraph-rsid="005915ab" style:font-size-asian="12pt" style:language-asian="tr" style:country-asian="TR" style:font-weight-asian="normal" style:font-name-complex="Times New Roman1" style:font-size-complex="12pt" style:font-weight-complex="normal"/>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5915ab" officeooo:paragraph-rsid="008676e7" style:font-size-asian="12pt" style:language-asian="tr" style:country-asian="TR" style:font-weight-asian="normal" style:font-name-complex="Times New Roman1" style:font-size-complex="12pt" style:font-weight-complex="normal"/>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89ada2" officeooo:paragraph-rsid="0089ada2" style:font-size-asian="12pt" style:language-asian="tr" style:country-asian="TR" style:font-weight-asian="normal" style:font-name-complex="Times New Roman1" style:font-size-complex="12pt" style:font-weight-complex="normal"/>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8c0d6d" officeooo:paragraph-rsid="0089ada2" style:font-size-asian="12pt" style:language-asian="tr" style:country-asian="TR" style:font-weight-asian="normal" style:font-name-complex="Times New Roman1" style:font-size-complex="12pt" style:font-weight-complex="normal"/>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fo:font-weight="normal" officeooo:rsid="008c0d6d" officeooo:paragraph-rsid="008c0d6d" style:font-size-asian="12pt" style:language-asian="tr" style:country-asian="TR" style:font-weight-asian="normal" style:font-name-complex="Times New Roman1" style:font-size-complex="12pt" style:font-weight-complex="normal"/>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ae34" style:font-size-asian="12pt" style:language-asian="tr" style:country-asian="TR" style:font-name-complex="Times New Roman1" style:font-size-complex="12pt"/>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14a809" officeooo:paragraph-rsid="006bae34" style:font-size-asian="12pt" style:language-asian="tr" style:country-asian="TR" style:font-name-complex="Times New Roman1" style:font-size-complex="12pt"/>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rsid="0055ae5c" officeooo:paragraph-rsid="0089ada2" style:font-size-asian="12pt" style:language-asian="tr" style:country-asian="TR" style:font-name-complex="Times New Roman1" style:font-size-complex="12pt"/>
    </style:style>
    <style:style style:name="P6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ahoma" style:font-size-complex="12pt"/>
    </style:style>
    <style:style style:name="P6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5915ab" style:font-size-asian="12pt" style:font-name-complex="Times New Roman1" style:font-size-complex="12pt"/>
    </style:style>
    <style:style style:name="P6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ae34" style:font-size-asian="12pt" style:font-name-complex="Times New Roman1" style:font-size-complex="12pt"/>
    </style:style>
    <style:style style:name="P6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4958df" style:font-size-asian="12pt" style:font-size-complex="12pt"/>
    </style:style>
    <style:style style:name="P6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5865ba" style:font-size-asian="12pt" style:font-size-complex="12pt"/>
    </style:style>
    <style:style style:name="P6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officeooo:paragraph-rsid="006bae34" style:font-size-asian="12pt" style:font-size-complex="12pt"/>
    </style:style>
    <style:style style:name="P6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KIJ Ekran" fo:font-size="12pt" style:text-underline-style="solid" style:text-underline-width="auto" style:text-underline-color="font-color" officeooo:rsid="0014a809" officeooo:paragraph-rsid="005915ab" style:font-size-asian="12pt" style:language-asian="tr" style:country-asian="TR" style:font-name-complex="Times New Roman1" style:font-size-complex="12pt"/>
    </style:style>
    <style:style style:name="P7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6fa4e9"/>
    </style:style>
    <style:style style:name="P7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7c8eb0"/>
    </style:style>
    <style:style style:name="P7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5915ab"/>
    </style:style>
    <style:style style:name="P7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8f180f"/>
    </style:style>
    <style:style style:name="P7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2b0bb3"/>
    </style:style>
    <style:style style:name="P7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officeooo:paragraph-rsid="009665e6"/>
    </style:style>
    <style:style style:name="P76"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77"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2bcdb2" style:font-size-asian="12pt" style:font-size-complex="12pt"/>
    </style:style>
    <style:style style:name="P78"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949714" style:font-size-asian="12pt" style:font-size-complex="12pt"/>
    </style:style>
    <style:style style:name="P79"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KIJ Diwani" fo:font-size="12pt" officeooo:paragraph-rsid="00455e00" style:font-size-asian="12pt" style:font-size-complex="12pt"/>
    </style:style>
    <style:style style:name="T1" style:family="text">
      <style:text-properties officeooo:rsid="0045a579"/>
    </style:style>
    <style:style style:name="T2" style:family="text">
      <style:text-properties officeooo:rsid="0092e4ba"/>
    </style:style>
    <style:style style:name="T3" style:family="text">
      <style:text-properties officeooo:rsid="009665e6"/>
    </style:style>
    <style:style style:name="T4" style:family="text">
      <style:text-properties officeooo:rsid="009100a2"/>
    </style:style>
    <style:style style:name="T5" style:family="text">
      <style:text-properties style:font-name="UKIJ Diwani" fo:font-size="12pt" fo:font-weight="normal" officeooo:rsid="009100a2" style:font-size-asian="12pt" style:language-asian="tr" style:country-asian="TR" style:font-weight-asian="normal" style:font-name-complex="Times New Roman1" style:font-size-complex="12pt" style:font-weight-complex="normal"/>
    </style:style>
    <style:style style:name="T6" style:family="text">
      <style:text-properties style:font-name="UKIJ Diwani" fo:font-size="12pt" fo:font-weight="normal" officeooo:rsid="008f180f" style:font-size-asian="12pt" style:language-asian="tr" style:country-asian="TR" style:font-weight-asian="normal" style:font-name-complex="Times New Roman1" style:font-size-complex="12pt" style:font-weight-complex="normal"/>
    </style:style>
    <style:style style:name="T7" style:family="text">
      <style:text-properties style:font-name="UKIJ Diwani" fo:font-size="12pt" fo:font-weight="normal" officeooo:rsid="00821128" style:font-size-asian="12pt" style:language-asian="tr" style:country-asian="TR" style:font-weight-asian="normal" style:font-name-complex="Times New Roman1" style:font-size-complex="12pt" style:font-weight-complex="normal"/>
    </style:style>
    <style:style style:name="T8" style:family="text">
      <style:text-properties style:font-name="UKIJ Diwani" fo:font-size="12pt" fo:font-weight="normal" officeooo:rsid="007ab96d" style:font-size-asian="12pt" style:language-asian="tr" style:country-asian="TR" style:font-weight-asian="normal" style:font-name-complex="Times New Roman1" style:font-size-complex="12pt" style:font-weight-complex="normal"/>
    </style:style>
    <style:style style:name="T9" style:family="text">
      <style:text-properties style:font-name="UKIJ Diwani" fo:font-size="12pt" fo:font-style="italic" style:font-size-asian="12pt" style:language-asian="tr" style:country-asian="TR" style:font-style-asian="italic" style:font-name-complex="Times New Roman1" style:font-size-complex="12pt" style:font-style-complex="italic"/>
    </style:style>
    <style:style style:name="T10" style:family="text">
      <style:text-properties style:font-name="UKIJ Diwani" fo:font-size="12pt" fo:font-style="italic" officeooo:rsid="005915ab" style:font-size-asian="12pt" style:language-asian="tr" style:country-asian="TR" style:font-style-asian="italic" style:font-name-complex="Times New Roman1" style:font-size-complex="12pt" style:font-style-complex="italic"/>
    </style:style>
    <style:style style:name="T11" style:family="text">
      <style:text-properties style:font-name="UKIJ Diwani" fo:font-size="12pt" fo:font-style="italic" officeooo:rsid="0047d350" style:font-size-asian="12pt" style:language-asian="tr" style:country-asian="TR" style:font-style-asian="italic" style:font-name-complex="Times New Roman1" style:font-size-complex="12pt" style:font-style-complex="italic"/>
    </style:style>
    <style:style style:name="T12" style:family="text">
      <style:text-properties style:font-name="UKIJ Diwani" fo:font-size="12pt" fo:font-style="italic" officeooo:rsid="003b129e" style:font-size-asian="12pt" style:language-asian="tr" style:country-asian="TR" style:font-style-asian="italic" style:font-name-complex="Times New Roman1" style:font-size-complex="12pt" style:font-style-complex="italic"/>
    </style:style>
    <style:style style:name="T13" style:family="text">
      <style:text-properties style:font-name="UKIJ Diwani" fo:font-size="12pt" fo:font-style="italic" officeooo:rsid="005192be" style:font-size-asian="12pt" style:language-asian="tr" style:country-asian="TR" style:font-style-asian="italic" style:font-name-complex="Times New Roman1" style:font-size-complex="12pt" style:font-style-complex="italic"/>
    </style:style>
    <style:style style:name="T14" style:family="text">
      <style:text-properties style:font-name="UKIJ Diwani" fo:font-size="12pt" fo:font-style="italic" fo:font-weight="normal" style:font-size-asian="12pt" style:language-asian="tr" style:country-asian="TR" style:font-style-asian="italic" style:font-weight-asian="normal" style:font-name-complex="Times New Roman1" style:font-size-complex="12pt" style:font-weight-complex="normal"/>
    </style:style>
    <style:style style:name="T15" style:family="text">
      <style:text-properties style:font-name="UKIJ Diwani" fo:font-size="12pt" fo:font-style="italic" fo:font-weight="normal" officeooo:rsid="008af4ba" style:font-size-asian="12pt" style:language-asian="tr" style:country-asian="TR" style:font-style-asian="italic" style:font-weight-asian="normal" style:font-name-complex="Times New Roman1" style:font-size-complex="12pt" style:font-weight-complex="normal"/>
    </style:style>
    <style:style style:name="T16" style:family="text">
      <style:text-properties style:font-name="UKIJ Diwani" fo:font-size="12pt" fo:font-style="italic" fo:font-weight="normal" style:font-size-asian="12pt" style:language-asian="tr" style:country-asian="TR" style:font-style-asian="italic" style:font-weight-asian="normal" style:font-name-complex="Times New Roman1" style:font-size-complex="12pt" style:font-style-complex="italic" style:font-weight-complex="normal"/>
    </style:style>
    <style:style style:name="T17" style:family="text">
      <style:text-properties style:font-name="UKIJ Diwani" fo:font-size="12pt" fo:font-style="italic" fo:font-weight="bold" style:font-size-asian="12pt" style:language-asian="tr" style:country-asian="TR" style:font-style-asian="italic" style:font-weight-asian="bold" style:font-name-complex="Times New Roman1" style:font-size-complex="12pt"/>
    </style:style>
    <style:style style:name="T18" style:family="text">
      <style:text-properties style:font-name="UKIJ Diwani" fo:font-size="12pt" fo:font-style="italic" style:text-underline-style="solid" style:text-underline-width="auto" style:text-underline-color="font-color" fo:font-weight="bold" officeooo:rsid="0047d350" style:font-size-asian="12pt" style:language-asian="tr" style:country-asian="TR" style:font-style-asian="italic" style:font-weight-asian="bold" style:font-name-complex="Times New Roman1" style:font-size-complex="12pt"/>
    </style:style>
    <style:style style:name="T19" style:family="text">
      <style:text-properties style:font-name="UKIJ Diwani" fo:font-size="12pt" fo:font-style="italic" style:text-underline-style="none" fo:font-weight="bold" officeooo:rsid="0047d350" style:font-size-asian="12pt" style:language-asian="tr" style:country-asian="TR" style:font-style-asian="italic" style:font-weight-asian="bold" style:font-name-complex="Times New Roman1" style:font-size-complex="12pt"/>
    </style:style>
    <style:style style:name="T20" style:family="text">
      <style:text-properties style:font-name="UKIJ Diwani" fo:font-size="12pt" fo:font-style="italic" style:text-underline-style="none" fo:font-weight="normal" officeooo:rsid="009100a2" style:font-size-asian="12pt" style:language-asian="tr" style:country-asian="TR" style:font-style-asian="italic" style:font-weight-asian="normal" style:font-name-complex="Times New Roman1" style:font-size-complex="12pt" style:font-style-complex="italic" style:font-weight-complex="normal"/>
    </style:style>
    <style:style style:name="T21" style:family="text">
      <style:text-properties style:font-name="UKIJ Diwani" fo:font-size="12pt" fo:font-style="italic" style:text-underline-style="none" fo:font-weight="normal" officeooo:rsid="008f180f" style:font-size-asian="12pt" style:language-asian="tr" style:country-asian="TR" style:font-style-asian="italic" style:font-weight-asian="normal" style:font-name-complex="Times New Roman1" style:font-size-complex="12pt" style:font-style-complex="italic" style:font-weight-complex="normal"/>
    </style:style>
    <style:style style:name="T22" style:family="text">
      <style:text-properties style:font-name="UKIJ Diwani" fo:font-size="12pt" style:font-size-asian="12pt" style:language-asian="tr" style:country-asian="TR" style:font-name-complex="Times New Roman1" style:font-size-complex="12pt"/>
    </style:style>
    <style:style style:name="T23" style:family="text">
      <style:text-properties style:font-name="UKIJ Diwani" fo:font-size="12pt" officeooo:rsid="0014c035" style:font-size-asian="12pt" style:language-asian="tr" style:country-asian="TR" style:font-name-complex="Times New Roman1" style:font-size-complex="12pt"/>
    </style:style>
    <style:style style:name="T24" style:family="text">
      <style:text-properties style:font-name="UKIJ Diwani" fo:font-size="12pt" officeooo:rsid="006fa4e9" style:font-size-asian="12pt" style:language-asian="tr" style:country-asian="TR" style:font-name-complex="Times New Roman1" style:font-size-complex="12pt"/>
    </style:style>
    <style:style style:name="T25" style:family="text">
      <style:text-properties style:font-name="UKIJ Diwani" fo:font-size="12pt" officeooo:rsid="0047d350" style:font-size-asian="12pt" style:language-asian="tr" style:country-asian="TR" style:font-name-complex="Times New Roman1" style:font-size-complex="12pt"/>
    </style:style>
    <style:style style:name="T26" style:family="text">
      <style:text-properties style:font-name="UKIJ Diwani" fo:font-size="12pt" officeooo:rsid="004a1f33" style:font-size-asian="12pt" style:language-asian="tr" style:country-asian="TR" style:font-name-complex="Times New Roman1" style:font-size-complex="12pt"/>
    </style:style>
    <style:style style:name="T27" style:family="text">
      <style:text-properties style:font-name="UKIJ Diwani" fo:font-size="12pt" officeooo:rsid="005e4a91" style:font-size-asian="12pt" style:language-asian="tr" style:country-asian="TR" style:font-name-complex="Times New Roman1" style:font-size-complex="12pt"/>
    </style:style>
    <style:style style:name="T28" style:family="text">
      <style:text-properties style:font-name="UKIJ Diwani" fo:font-size="12pt" officeooo:rsid="007e3d08" style:font-size-asian="12pt" style:language-asian="tr" style:country-asian="TR" style:font-name-complex="Times New Roman1" style:font-size-complex="12pt"/>
    </style:style>
    <style:style style:name="T29" style:family="text">
      <style:text-properties style:font-name="UKIJ Diwani" fo:font-size="12pt" officeooo:rsid="003b129e" style:font-size-asian="12pt" style:language-asian="tr" style:country-asian="TR" style:font-name-complex="Times New Roman1" style:font-size-complex="12pt"/>
    </style:style>
    <style:style style:name="T30" style:family="text">
      <style:text-properties style:font-name="UKIJ Diwani" fo:font-size="12pt" officeooo:rsid="00821128" style:font-size-asian="12pt" style:language-asian="tr" style:country-asian="TR" style:font-name-complex="Times New Roman1" style:font-size-complex="12pt"/>
    </style:style>
    <style:style style:name="T31" style:family="text">
      <style:text-properties style:font-name="UKIJ Diwani" fo:font-size="12pt" officeooo:rsid="009100a2" style:font-size-asian="12pt" style:language-asian="tr" style:country-asian="TR" style:font-name-complex="Times New Roman1" style:font-size-complex="12pt"/>
    </style:style>
    <style:style style:name="T32" style:family="text">
      <style:text-properties style:font-name="UKIJ Diwani" fo:font-size="12pt" officeooo:rsid="009665e6" style:font-size-asian="12pt" style:language-asian="tr" style:country-asian="TR" style:font-name-complex="Times New Roman1" style:font-size-complex="12pt"/>
    </style:style>
    <style:style style:name="T33" style:family="text">
      <style:text-properties style:font-name="UKIJ Diwani" fo:font-size="12pt" fo:font-weight="bold" style:font-size-asian="12pt" style:language-asian="tr" style:country-asian="TR" style:font-weight-asian="bold" style:font-name-complex="Times New Roman1" style:font-size-complex="12pt" style:font-weight-complex="bold"/>
    </style:style>
    <style:style style:name="T34" style:family="text">
      <style:text-properties style:font-name="UKIJ Diwani" fo:font-size="12pt" fo:font-weight="bold" officeooo:rsid="00632b9b" style:font-size-asian="12pt" style:language-asian="tr" style:country-asian="TR" style:font-weight-asian="bold" style:font-name-complex="Times New Roman1" style:font-size-complex="12pt" style:font-weight-complex="bold"/>
    </style:style>
    <style:style style:name="T35" style:family="text">
      <style:text-properties style:font-name="UKIJ Diwani" fo:font-size="12pt" fo:font-weight="bold" officeooo:rsid="003b129e" style:font-size-asian="12pt" style:language-asian="tr" style:country-asian="TR" style:font-weight-asian="bold" style:font-name-complex="Times New Roman1" style:font-size-complex="12pt" style:font-weight-complex="bold"/>
    </style:style>
    <style:style style:name="T36" style:family="text">
      <style:text-properties style:font-name="UKIJ Diwani" fo:font-size="12pt" fo:font-weight="bold" officeooo:rsid="00821128" style:font-size-asian="12pt" style:language-asian="tr" style:country-asian="TR" style:font-weight-asian="bold" style:font-name-complex="Times New Roman1" style:font-size-complex="12pt" style:font-weight-complex="bold"/>
    </style:style>
    <style:style style:name="T37" style:family="text">
      <style:text-properties style:font-name="UKIJ Diwani" fo:font-size="12pt" fo:font-weight="bold" officeooo:rsid="0083f865" style:font-size-asian="12pt" style:language-asian="tr" style:country-asian="TR" style:font-weight-asian="bold" style:font-name-complex="Times New Roman1" style:font-size-complex="12pt" style:font-weight-complex="bold"/>
    </style:style>
    <style:style style:name="T38" style:family="text">
      <style:text-properties style:font-name="UKIJ Diwani" fo:font-size="12pt" fo:font-weight="bold" officeooo:rsid="007e3d08" style:font-size-asian="12pt" style:language-asian="tr" style:country-asian="TR" style:font-weight-asian="bold" style:font-name-complex="Times New Roman1" style:font-size-complex="12pt" style:font-weight-complex="bold"/>
    </style:style>
    <style:style style:name="T39" style:family="text">
      <style:text-properties style:font-name="UKIJ Diwani" fo:font-size="12pt" fo:font-weight="bold" officeooo:rsid="00875977" style:font-size-asian="12pt" style:language-asian="tr" style:country-asian="TR" style:font-weight-asian="bold" style:font-name-complex="Times New Roman1" style:font-size-complex="12pt" style:font-weight-complex="bold"/>
    </style:style>
    <style:style style:name="T40" style:family="text">
      <style:text-properties style:font-name="UKIJ Diwani" fo:font-size="12pt" fo:font-weight="bold" officeooo:rsid="008f180f" style:font-size-asian="12pt" style:language-asian="tr" style:country-asian="TR" style:font-weight-asian="bold" style:font-name-complex="Times New Roman1" style:font-size-complex="12pt" style:font-weight-complex="bold"/>
    </style:style>
    <style:style style:name="T41" style:family="text">
      <style:text-properties style:font-name="UKIJ Diwani" fo:font-size="12pt" fo:font-weight="bold" officeooo:rsid="006fa4e9" style:font-size-asian="12pt" style:language-asian="tr" style:country-asian="TR" style:font-weight-asian="bold" style:font-name-complex="Times New Roman1" style:font-size-complex="12pt" style:font-weight-complex="bold"/>
    </style:style>
    <style:style style:name="T42" style:family="text">
      <style:text-properties style:font-name="UKIJ Diwani" fo:font-size="12pt" fo:font-weight="bold" officeooo:rsid="007ab96d" style:font-size-asian="12pt" style:language-asian="tr" style:country-asian="TR" style:font-weight-asian="bold" style:font-name-complex="Times New Roman1" style:font-size-complex="12pt" style:font-weight-complex="bold"/>
    </style:style>
    <style:style style:name="T43" style:family="text">
      <style:text-properties style:font-name="UKIJ Diwani" fo:font-size="12pt" fo:font-weight="bold" officeooo:rsid="0078c540" style:font-size-asian="12pt" style:language-asian="tr" style:country-asian="TR" style:font-weight-asian="bold" style:font-name-complex="Times New Roman1" style:font-size-complex="12pt" style:font-weight-complex="bold"/>
    </style:style>
    <style:style style:name="T44" style:family="text">
      <style:text-properties style:font-name="UKIJ Diwani" fo:font-size="12pt" fo:font-weight="bold" officeooo:rsid="008fbb17" style:font-size-asian="12pt" style:language-asian="tr" style:country-asian="TR" style:font-weight-asian="bold" style:font-name-complex="Times New Roman1" style:font-size-complex="12pt" style:font-weight-complex="bold"/>
    </style:style>
    <style:style style:name="T45" style:family="text">
      <style:text-properties style:font-name="UKIJ Diwani" fo:font-size="12pt" fo:font-weight="bold" officeooo:rsid="009100a2" style:font-size-asian="12pt" style:language-asian="tr" style:country-asian="TR" style:font-weight-asian="bold" style:font-name-complex="Times New Roman1" style:font-size-complex="12pt" style:font-weight-complex="bold"/>
    </style:style>
    <style:style style:name="T46" style:family="text">
      <style:text-properties style:font-name="UKIJ Diwani" fo:font-size="12pt" fo:font-style="normal" fo:font-weight="normal" officeooo:rsid="0047d350" style:font-size-asian="12pt" style:font-style-asian="normal" style:font-weight-asian="normal" style:font-name-complex="Times New Roman" style:font-size-complex="12pt" style:font-weight-complex="normal"/>
    </style:style>
    <style:style style:name="T47" style:family="text">
      <style:text-properties style:font-name="UKIJ Diwani" fo:font-size="12pt" fo:font-style="normal" fo:font-weight="normal" officeooo:rsid="007390b8" style:font-size-asian="12pt" style:font-style-asian="normal" style:font-weight-asian="normal" style:font-name-complex="Times New Roman" style:font-size-complex="12pt" style:font-weight-complex="normal"/>
    </style:style>
    <style:style style:name="T48" style:family="text">
      <style:text-properties style:font-name="UKIJ Diwani" fo:font-size="12pt" fo:font-style="normal" fo:font-weight="bold" officeooo:rsid="005192be" style:font-size-asian="12pt" style:font-style-asian="normal" style:font-weight-asian="bold" style:font-name-complex="Times New Roman" style:font-size-complex="12pt" style:font-weight-complex="bold"/>
    </style:style>
    <style:style style:name="T49" style:family="text">
      <style:text-properties style:font-name="UKIJ Diwani" fo:font-size="12pt" fo:font-style="normal" fo:font-weight="bold" officeooo:rsid="00632b9b" style:font-size-asian="12pt" style:font-style-asian="normal" style:font-weight-asian="bold" style:font-name-complex="Times New Roman" style:font-size-complex="12pt" style:font-weight-complex="bold"/>
    </style:style>
    <style:style style:name="T50" style:family="text">
      <style:text-properties style:font-name="UKIJ Diwani" fo:font-size="12pt" fo:font-style="normal" fo:font-weight="bold" officeooo:rsid="006fa4e9" style:font-size-asian="12pt" style:font-style-asian="normal" style:font-weight-asian="bold" style:font-name-complex="Times New Roman" style:font-size-complex="12pt" style:font-weight-complex="bold"/>
    </style:style>
    <style:style style:name="T51" style:family="text">
      <style:text-properties style:font-name="UKIJ Diwani" fo:font-size="12pt" fo:font-style="normal" fo:font-weight="bold" officeooo:rsid="00821128" style:font-size-asian="12pt" style:font-style-asian="normal" style:font-weight-asian="bold" style:font-name-complex="Times New Roman" style:font-size-complex="12pt" style:font-weight-complex="bold"/>
    </style:style>
    <style:style style:name="T52" style:family="text">
      <style:text-properties style:font-name="UKIJ Diwani" fo:font-size="12pt" fo:font-style="normal" fo:font-weight="bold" officeooo:rsid="009100a2" style:font-size-asian="12pt" style:font-style-asian="normal" style:font-weight-asian="bold" style:font-name-complex="Times New Roman" style:font-size-complex="12pt" style:font-weight-complex="bold"/>
    </style:style>
    <style:style style:name="T53" style:family="text">
      <style:text-properties fo:font-weight="normal" style:font-weight-asian="normal"/>
    </style:style>
    <style:style style:name="T54" style:family="text">
      <style:text-properties fo:font-weight="normal" style:font-weight-asian="normal" style:font-weight-complex="normal"/>
    </style:style>
    <style:style style:name="T55" style:family="text">
      <style:text-properties fo:font-weight="normal" officeooo:rsid="00172ad1" style:font-weight-asian="normal" style:font-weight-complex="normal"/>
    </style:style>
    <style:style style:name="T56" style:family="text">
      <style:text-properties fo:font-weight="normal" officeooo:rsid="001cc920" style:font-weight-asian="normal" style:font-weight-complex="normal"/>
    </style:style>
    <style:style style:name="T57" style:family="text">
      <style:text-properties fo:font-weight="normal" officeooo:rsid="001f62ef" style:font-weight-asian="normal" style:font-weight-complex="normal"/>
    </style:style>
    <style:style style:name="T58" style:family="text">
      <style:text-properties fo:font-weight="normal" officeooo:rsid="00443595" style:font-weight-asian="normal" style:font-weight-complex="normal"/>
    </style:style>
    <style:style style:name="T59" style:family="text">
      <style:text-properties fo:font-weight="normal" officeooo:rsid="004d17d8" style:font-weight-asian="normal" style:font-weight-complex="normal"/>
    </style:style>
    <style:style style:name="T60" style:family="text">
      <style:text-properties fo:font-weight="normal" officeooo:rsid="0075a0c7" style:font-weight-asian="normal" style:font-weight-complex="normal"/>
    </style:style>
    <style:style style:name="T61" style:family="text">
      <style:text-properties fo:font-weight="normal" officeooo:rsid="009100a2" style:font-weight-asian="normal" style:font-weight-complex="normal"/>
    </style:style>
    <style:style style:name="T62" style:family="text">
      <style:text-properties fo:font-weight="normal" officeooo:rsid="008f180f" style:font-weight-asian="normal" style:font-weight-complex="normal"/>
    </style:style>
    <style:style style:name="T63" style:family="text">
      <style:text-properties fo:font-weight="normal" style:language-asian="tr" style:country-asian="TR" style:font-weight-asian="normal" style:font-name-complex="Times New Roman1" style:font-weight-complex="normal"/>
    </style:style>
    <style:style style:name="T64" style:family="text">
      <style:text-properties fo:font-weight="normal" officeooo:rsid="00310090" style:language-asian="tr" style:country-asian="TR" style:font-weight-asian="normal" style:font-name-complex="Times New Roman1" style:font-weight-complex="normal"/>
    </style:style>
    <style:style style:name="T65" style:family="text">
      <style:text-properties fo:font-weight="normal" officeooo:rsid="0038a6b6" style:language-asian="tr" style:country-asian="TR" style:font-weight-asian="normal" style:font-name-complex="Times New Roman1" style:font-weight-complex="normal"/>
    </style:style>
    <style:style style:name="T66" style:family="text">
      <style:text-properties fo:font-weight="normal" officeooo:rsid="0043c25c" style:language-asian="tr" style:country-asian="TR" style:font-weight-asian="normal" style:font-name-complex="Times New Roman1" style:font-weight-complex="normal"/>
    </style:style>
    <style:style style:name="T67" style:family="text">
      <style:text-properties fo:font-weight="normal" officeooo:rsid="00455e00" style:language-asian="tr" style:country-asian="TR" style:font-weight-asian="normal" style:font-name-complex="Times New Roman1" style:font-weight-complex="normal"/>
    </style:style>
    <style:style style:name="T68" style:family="text">
      <style:text-properties fo:font-weight="normal" officeooo:rsid="0097ef5f" style:language-asian="tr" style:country-asian="TR" style:font-weight-asian="normal" style:font-name-complex="Times New Roman1" style:font-weight-complex="normal"/>
    </style:style>
    <style:style style:name="T69" style:family="text">
      <style:text-properties fo:font-weight="normal" officeooo:rsid="003c3a02" style:language-asian="tr" style:country-asian="TR" style:font-weight-asian="normal" style:font-weight-complex="normal"/>
    </style:style>
    <style:style style:name="T70" style:family="text">
      <style:text-properties fo:font-weight="normal" officeooo:rsid="00374a74" style:language-asian="tr" style:country-asian="TR" style:font-weight-asian="normal" style:font-weight-complex="normal"/>
    </style:style>
    <style:style style:name="T71" style:family="text">
      <style:text-properties fo:font-weight="normal" officeooo:rsid="0014a809" style:language-asian="tr" style:country-asian="TR" style:font-weight-asian="normal" style:font-weight-complex="normal"/>
    </style:style>
    <style:style style:name="T72" style:family="text">
      <style:text-properties fo:font-weight="normal" officeooo:rsid="006fa4e9" style:language-asian="tr" style:country-asian="TR" style:font-weight-asian="normal" style:font-weight-complex="normal"/>
    </style:style>
    <style:style style:name="T73" style:family="text">
      <style:text-properties officeooo:rsid="00172ad1"/>
    </style:style>
    <style:style style:name="T74" style:family="text">
      <style:text-properties officeooo:rsid="00191904"/>
    </style:style>
    <style:style style:name="T75" style:family="text">
      <style:text-properties officeooo:rsid="001b7644"/>
    </style:style>
    <style:style style:name="T76" style:family="text">
      <style:text-properties officeooo:rsid="001cc920"/>
    </style:style>
    <style:style style:name="T77" style:family="text">
      <style:text-properties officeooo:rsid="001e1f00"/>
    </style:style>
    <style:style style:name="T78" style:family="text">
      <style:text-properties fo:font-weight="bold" style:font-weight-asian="bold" style:font-weight-complex="bold"/>
    </style:style>
    <style:style style:name="T79" style:family="text">
      <style:text-properties fo:font-weight="bold" officeooo:rsid="0024c625" style:font-weight-asian="bold" style:font-weight-complex="bold"/>
    </style:style>
    <style:style style:name="T80" style:family="text">
      <style:text-properties fo:font-weight="bold" officeooo:rsid="002572b2" style:font-weight-asian="bold" style:font-weight-complex="bold"/>
    </style:style>
    <style:style style:name="T81" style:family="text">
      <style:text-properties fo:font-weight="bold" officeooo:rsid="00275b19" style:font-weight-asian="bold" style:font-weight-complex="bold"/>
    </style:style>
    <style:style style:name="T82" style:family="text">
      <style:text-properties fo:font-weight="bold" officeooo:rsid="00298cb2" style:font-weight-asian="bold" style:font-weight-complex="bold"/>
    </style:style>
    <style:style style:name="T83" style:family="text">
      <style:text-properties fo:font-weight="bold" officeooo:rsid="002a4e45" style:font-weight-asian="bold" style:font-weight-complex="bold"/>
    </style:style>
    <style:style style:name="T84" style:family="text">
      <style:text-properties fo:font-weight="bold" officeooo:rsid="0043c25c" style:font-weight-asian="bold" style:font-weight-complex="bold"/>
    </style:style>
    <style:style style:name="T85" style:family="text">
      <style:text-properties fo:font-weight="bold" officeooo:rsid="004419e8" style:font-weight-asian="bold" style:font-weight-complex="bold"/>
    </style:style>
    <style:style style:name="T86" style:family="text">
      <style:text-properties fo:font-weight="bold" officeooo:rsid="00443595" style:font-weight-asian="bold" style:font-weight-complex="bold"/>
    </style:style>
    <style:style style:name="T87" style:family="text">
      <style:text-properties fo:font-weight="bold" officeooo:rsid="00455e00" style:font-weight-asian="bold" style:font-weight-complex="bold"/>
    </style:style>
    <style:style style:name="T88" style:family="text">
      <style:text-properties fo:font-weight="bold" style:language-asian="tr" style:country-asian="TR" style:font-weight-asian="bold" style:font-name-complex="Times New Roman1" style:font-weight-complex="bold"/>
    </style:style>
    <style:style style:name="T89" style:family="text">
      <style:text-properties fo:font-weight="bold" officeooo:rsid="002a4e45" style:language-asian="tr" style:country-asian="TR" style:font-weight-asian="bold" style:font-name-complex="Times New Roman1" style:font-weight-complex="bold"/>
    </style:style>
    <style:style style:name="T90" style:family="text">
      <style:text-properties fo:font-weight="bold" officeooo:rsid="00455e00" style:language-asian="tr" style:country-asian="TR" style:font-weight-asian="bold" style:font-name-complex="Times New Roman1" style:font-weight-complex="bold"/>
    </style:style>
    <style:style style:name="T91" style:family="text">
      <style:text-properties fo:font-weight="bold" officeooo:rsid="002bcdb2" style:language-asian="tr" style:country-asian="TR" style:font-weight-asian="bold" style:font-name-complex="Times New Roman1" style:font-weight-complex="bold"/>
    </style:style>
    <style:style style:name="T92" style:family="text">
      <style:text-properties fo:letter-spacing="0.011cm"/>
    </style:style>
    <style:style style:name="T93" style:family="text">
      <style:text-properties officeooo:rsid="001f62ef"/>
    </style:style>
    <style:style style:name="T94" style:family="text">
      <style:text-properties officeooo:rsid="0023f1ec"/>
    </style:style>
    <style:style style:name="T95" style:family="text">
      <style:text-properties officeooo:rsid="0024c625"/>
    </style:style>
    <style:style style:name="T96" style:family="text">
      <style:text-properties fo:font-style="normal" fo:font-weight="bold" officeooo:rsid="00172ad1" style:font-style-asian="normal" style:font-weight-asian="bold" style:font-name-complex="Times New Roman" style:font-weight-complex="bold"/>
    </style:style>
    <style:style style:name="T97" style:family="text">
      <style:text-properties fo:font-style="normal" fo:font-weight="bold" officeooo:rsid="002572b2" style:font-style-asian="normal" style:font-weight-asian="bold" style:font-name-complex="Times New Roman" style:font-weight-complex="bold"/>
    </style:style>
    <style:style style:name="T98" style:family="text">
      <style:text-properties fo:font-style="normal" fo:font-weight="bold" style:font-style-asian="normal" style:font-weight-asian="bold" style:font-name-complex="Times New Roman" style:font-weight-complex="normal"/>
    </style:style>
    <style:style style:name="T99" style:family="text">
      <style:text-properties fo:font-style="normal" fo:font-weight="bold" officeooo:rsid="0024c625" style:font-style-asian="normal" style:font-weight-asian="bold" style:font-name-complex="Times New Roman" style:font-weight-complex="normal"/>
    </style:style>
    <style:style style:name="T100" style:family="text">
      <style:text-properties fo:font-style="normal" fo:font-weight="bold" officeooo:rsid="002572b2" style:font-style-asian="normal" style:font-weight-asian="bold" style:font-name-complex="Times New Roman" style:font-weight-complex="normal"/>
    </style:style>
    <style:style style:name="T101" style:family="text">
      <style:text-properties fo:font-style="normal" fo:font-weight="bold" officeooo:rsid="00275b19" style:font-style-asian="normal" style:font-weight-asian="bold" style:font-name-complex="Times New Roman" style:font-weight-complex="normal"/>
    </style:style>
    <style:style style:name="T102" style:family="text">
      <style:text-properties fo:font-style="normal" fo:font-weight="bold" officeooo:rsid="00298cb2" style:font-style-asian="normal" style:font-weight-asian="bold" style:font-name-complex="Times New Roman" style:font-weight-complex="normal"/>
    </style:style>
    <style:style style:name="T103" style:family="text">
      <style:text-properties fo:font-style="normal" fo:font-weight="bold" officeooo:rsid="002a4e45" style:font-style-asian="normal" style:font-weight-asian="bold" style:font-name-complex="Times New Roman" style:font-weight-complex="normal"/>
    </style:style>
    <style:style style:name="T104" style:family="text">
      <style:text-properties fo:font-style="normal" fo:font-weight="bold" officeooo:rsid="005192be" style:font-style-asian="normal" style:font-weight-asian="bold" style:font-name-complex="Times New Roman" style:font-weight-complex="normal"/>
    </style:style>
    <style:style style:name="T105" style:family="text">
      <style:text-properties fo:font-style="normal" fo:font-weight="normal" style:font-style-asian="normal" style:font-weight-asian="normal" style:font-name-complex="Times New Roman" style:font-weight-complex="normal"/>
    </style:style>
    <style:style style:name="T106" style:family="text">
      <style:text-properties fo:font-style="normal" fo:font-weight="normal" officeooo:rsid="00172ad1" style:font-style-asian="normal" style:font-weight-asian="normal" style:font-name-complex="Times New Roman" style:font-weight-complex="normal"/>
    </style:style>
    <style:style style:name="T107" style:family="text">
      <style:text-properties fo:font-style="normal" fo:font-weight="normal" officeooo:rsid="00275b19" style:font-style-asian="normal" style:font-weight-asian="normal" style:font-name-complex="Times New Roman" style:font-weight-complex="normal"/>
    </style:style>
    <style:style style:name="T108" style:family="text">
      <style:text-properties fo:font-style="normal" fo:font-weight="normal" officeooo:rsid="0023f1ec" style:font-style-asian="normal" style:font-weight-asian="normal" style:font-name-complex="Times New Roman" style:font-weight-complex="normal"/>
    </style:style>
    <style:style style:name="T109" style:family="text">
      <style:text-properties fo:font-style="normal" fo:font-weight="normal" officeooo:rsid="0043c25c" style:font-style-asian="normal" style:font-weight-asian="normal" style:font-name-complex="Times New Roman" style:font-weight-complex="normal"/>
    </style:style>
    <style:style style:name="T110" style:family="text">
      <style:text-properties fo:font-style="normal" fo:font-weight="normal" officeooo:rsid="002572b2" style:font-style-asian="normal" style:font-weight-asian="normal" style:font-name-complex="Times New Roman" style:font-weight-complex="normal"/>
    </style:style>
    <style:style style:name="T111" style:family="text">
      <style:text-properties fo:font-style="normal" fo:font-weight="normal" officeooo:rsid="00455e00" style:font-style-asian="normal" style:font-weight-asian="normal" style:font-name-complex="Times New Roman" style:font-weight-complex="normal"/>
    </style:style>
    <style:style style:name="T112" style:family="text">
      <style:text-properties fo:font-style="normal" style:font-style-asian="normal" style:font-name-complex="Times New Roman" style:font-weight-complex="normal"/>
    </style:style>
    <style:style style:name="T113" style:family="text">
      <style:text-properties fo:font-style="normal" officeooo:rsid="00172ad1" style:font-style-asian="normal" style:font-name-complex="Times New Roman" style:font-weight-complex="normal"/>
    </style:style>
    <style:style style:name="T114" style:family="text">
      <style:text-properties fo:font-style="normal" officeooo:rsid="00275b19" style:font-style-asian="normal" style:font-name-complex="Times New Roman" style:font-weight-complex="normal"/>
    </style:style>
    <style:style style:name="T115" style:family="text">
      <style:text-properties fo:font-style="normal" officeooo:rsid="0024c625" style:font-style-asian="normal" style:font-name-complex="Times New Roman" style:font-weight-complex="normal"/>
    </style:style>
    <style:style style:name="T116" style:family="text">
      <style:text-properties fo:font-style="normal" officeooo:rsid="0043c25c" style:font-style-asian="normal" style:font-name-complex="Times New Roman" style:font-weight-complex="normal"/>
    </style:style>
    <style:style style:name="T117" style:family="text">
      <style:text-properties fo:font-style="normal" style:language-asian="tr" style:country-asian="TR" style:font-style-asian="normal" style:font-name-complex="Times New Roman1" style:font-weight-complex="normal"/>
    </style:style>
    <style:style style:name="T118" style:family="text">
      <style:text-properties fo:font-style="normal" officeooo:rsid="00496a67" style:language-asian="tr" style:country-asian="TR" style:font-style-asian="normal" style:font-name-complex="Times New Roman1" style:font-weight-complex="normal"/>
    </style:style>
    <style:style style:name="T119" style:family="text">
      <style:text-properties fo:font-style="normal" officeooo:rsid="00443595" style:language-asian="tr" style:country-asian="TR" style:font-style-asian="normal" style:font-name-complex="Times New Roman1" style:font-weight-complex="normal"/>
    </style:style>
    <style:style style:name="T120" style:family="text">
      <style:text-properties fo:font-style="normal" officeooo:rsid="003d13be" style:language-asian="tr" style:country-asian="TR" style:font-style-asian="normal" style:font-name-complex="Times New Roman1" style:font-weight-complex="normal"/>
    </style:style>
    <style:style style:name="T121" style:family="text">
      <style:text-properties fo:font-style="normal" officeooo:rsid="003b129e" style:language-asian="tr" style:country-asian="TR" style:font-style-asian="normal" style:font-name-complex="Times New Roman1" style:font-weight-complex="normal"/>
    </style:style>
    <style:style style:name="T122" style:family="text">
      <style:text-properties fo:font-style="normal" officeooo:rsid="003c9814" style:language-asian="tr" style:country-asian="TR" style:font-style-asian="normal" style:font-name-complex="Times New Roman1" style:font-weight-complex="normal"/>
    </style:style>
    <style:style style:name="T123" style:family="text">
      <style:text-properties fo:font-style="normal" officeooo:rsid="0056ecfa" style:language-asian="tr" style:country-asian="TR" style:font-style-asian="normal" style:font-name-complex="Times New Roman1" style:font-weight-complex="normal"/>
    </style:style>
    <style:style style:name="T124" style:family="text">
      <style:text-properties fo:font-style="normal" officeooo:rsid="007e3d08" style:language-asian="tr" style:country-asian="TR" style:font-style-asian="normal" style:font-name-complex="Times New Roman1" style:font-weight-complex="normal"/>
    </style:style>
    <style:style style:name="T125" style:family="text">
      <style:text-properties fo:font-style="normal" officeooo:rsid="008f180f" style:language-asian="tr" style:country-asian="TR" style:font-style-asian="normal" style:font-name-complex="Times New Roman1" style:font-weight-complex="normal"/>
    </style:style>
    <style:style style:name="T126"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1" style:font-weight-complex="bold"/>
    </style:style>
    <style:style style:name="T127" style:family="text">
      <style:text-properties fo:language="tr" fo:country="TR" fo:font-weight="bold" style:font-weight-asian="bold" style:font-name-complex="Times New Roman" style:font-weight-complex="bold"/>
    </style:style>
    <style:style style:name="T128" style:family="text">
      <style:text-properties fo:language="tr" fo:country="TR" fo:font-weight="bold" officeooo:rsid="0024c625" style:font-weight-asian="bold" style:font-name-complex="Times New Roman" style:font-weight-complex="bold"/>
    </style:style>
    <style:style style:name="T129" style:family="text">
      <style:text-properties fo:language="tr" fo:country="TR" fo:font-weight="bold" officeooo:rsid="0043c25c" style:font-weight-asian="bold" style:font-name-complex="Times New Roman" style:font-weight-complex="bold"/>
    </style:style>
    <style:style style:name="T130" style:family="text">
      <style:text-properties fo:language="tr" fo:country="TR" fo:font-style="normal" fo:font-weight="bold" style:font-style-asian="normal" style:font-weight-asian="bold" style:font-name-complex="Times New Roman" style:font-weight-complex="normal"/>
    </style:style>
    <style:style style:name="T131" style:family="text">
      <style:text-properties fo:language="tr" fo:country="TR" fo:font-style="normal" fo:font-weight="normal" style:font-style-asian="normal" style:font-weight-asian="normal" style:font-name-complex="Times New Roman" style:font-weight-complex="normal"/>
    </style:style>
    <style:style style:name="T132" style:family="text">
      <style:text-properties fo:language="tr" fo:country="TR" fo:font-style="normal" fo:font-weight="normal" officeooo:rsid="004c1294" style:font-style-asian="normal" style:font-weight-asian="normal" style:font-name-complex="Times New Roman" style:font-weight-complex="normal"/>
    </style:style>
    <style:style style:name="T133" style:family="text">
      <style:text-properties fo:language="tr" fo:country="TR" style:font-name-complex="Times New Roman"/>
    </style:style>
    <style:style style:name="T134" style:family="text">
      <style:text-properties fo:language="tr" fo:country="TR" officeooo:rsid="00172ad1" style:font-name-complex="Times New Roman"/>
    </style:style>
    <style:style style:name="T135" style:family="text">
      <style:text-properties fo:language="tr" fo:country="TR" officeooo:rsid="0043c25c" style:font-name-complex="Times New Roman"/>
    </style:style>
    <style:style style:name="T136" style:family="text">
      <style:text-properties fo:language="tr" fo:country="TR" officeooo:rsid="004c1294" style:font-name-complex="Times New Roman"/>
    </style:style>
    <style:style style:name="T137" style:family="text">
      <style:text-properties officeooo:rsid="002b0bb3"/>
    </style:style>
    <style:style style:name="T138" style:family="text">
      <style:text-properties style:language-asian="tr" style:country-asian="TR" style:font-name-complex="Times New Roman1"/>
    </style:style>
    <style:style style:name="T139" style:family="text">
      <style:text-properties officeooo:rsid="00172ad1" style:language-asian="tr" style:country-asian="TR" style:font-name-complex="Times New Roman1"/>
    </style:style>
    <style:style style:name="T140" style:family="text">
      <style:text-properties officeooo:rsid="002bcdb2" style:language-asian="tr" style:country-asian="TR" style:font-name-complex="Times New Roman1"/>
    </style:style>
    <style:style style:name="T141" style:family="text">
      <style:text-properties officeooo:rsid="00310090" style:language-asian="tr" style:country-asian="TR" style:font-name-complex="Times New Roman1"/>
    </style:style>
    <style:style style:name="T142" style:family="text">
      <style:text-properties officeooo:rsid="0033b636" style:language-asian="tr" style:country-asian="TR" style:font-name-complex="Times New Roman1"/>
    </style:style>
    <style:style style:name="T143" style:family="text">
      <style:text-properties officeooo:rsid="003aa60a" style:language-asian="tr" style:country-asian="TR" style:font-name-complex="Times New Roman1"/>
    </style:style>
    <style:style style:name="T144" style:family="text">
      <style:text-properties officeooo:rsid="0013e64a" style:language-asian="tr" style:country-asian="TR" style:font-name-complex="Times New Roman1"/>
    </style:style>
    <style:style style:name="T145" style:family="text">
      <style:text-properties officeooo:rsid="003b129e" style:language-asian="tr" style:country-asian="TR" style:font-name-complex="Times New Roman1"/>
    </style:style>
    <style:style style:name="T146" style:family="text">
      <style:text-properties officeooo:rsid="0022f6e7" style:language-asian="tr" style:country-asian="TR" style:font-name-complex="Times New Roman1"/>
    </style:style>
    <style:style style:name="T147" style:family="text">
      <style:text-properties officeooo:rsid="003c3a02" style:language-asian="tr" style:country-asian="TR" style:font-name-complex="Times New Roman1"/>
    </style:style>
    <style:style style:name="T148" style:family="text">
      <style:text-properties officeooo:rsid="003c9814" style:language-asian="tr" style:country-asian="TR" style:font-name-complex="Times New Roman1"/>
    </style:style>
    <style:style style:name="T149" style:family="text">
      <style:text-properties officeooo:rsid="003d13be" style:language-asian="tr" style:country-asian="TR" style:font-name-complex="Times New Roman1"/>
    </style:style>
    <style:style style:name="T150" style:family="text">
      <style:text-properties officeooo:rsid="003d6035" style:language-asian="tr" style:country-asian="TR" style:font-name-complex="Times New Roman1"/>
    </style:style>
    <style:style style:name="T151" style:family="text">
      <style:text-properties officeooo:rsid="00467d30" style:language-asian="tr" style:country-asian="TR" style:font-name-complex="Times New Roman1"/>
    </style:style>
    <style:style style:name="T152" style:family="text">
      <style:text-properties officeooo:rsid="004958df" style:language-asian="tr" style:country-asian="TR" style:font-name-complex="Times New Roman1"/>
    </style:style>
    <style:style style:name="T153" style:family="text">
      <style:text-properties officeooo:rsid="004e8cf1" style:language-asian="tr" style:country-asian="TR" style:font-name-complex="Times New Roman1"/>
    </style:style>
    <style:style style:name="T154" style:family="text">
      <style:text-properties officeooo:rsid="00455e00" style:language-asian="tr" style:country-asian="TR" style:font-name-complex="Times New Roman1"/>
    </style:style>
    <style:style style:name="T155" style:family="text">
      <style:text-properties officeooo:rsid="001c4bd1" style:language-asian="tr" style:country-asian="TR" style:font-name-complex="Times New Roman1"/>
    </style:style>
    <style:style style:name="T156" style:family="text">
      <style:text-properties officeooo:rsid="0047d350" style:language-asian="tr" style:country-asian="TR" style:font-name-complex="Times New Roman1"/>
    </style:style>
    <style:style style:name="T157" style:family="text">
      <style:text-properties officeooo:rsid="0016608b" style:language-asian="tr" style:country-asian="TR" style:font-name-complex="Times New Roman1"/>
    </style:style>
    <style:style style:name="T158" style:family="text">
      <style:text-properties officeooo:rsid="00348da0" style:language-asian="tr" style:country-asian="TR" style:font-name-complex="Times New Roman1"/>
    </style:style>
    <style:style style:name="T159" style:family="text">
      <style:text-properties officeooo:rsid="006bae34" style:language-asian="tr" style:country-asian="TR" style:font-name-complex="Times New Roman1"/>
    </style:style>
    <style:style style:name="T160" style:family="text">
      <style:text-properties officeooo:rsid="008f180f" style:language-asian="tr" style:country-asian="TR" style:font-name-complex="Times New Roman1"/>
    </style:style>
    <style:style style:name="T161" style:family="text">
      <style:text-properties officeooo:rsid="0097ef5f" style:language-asian="tr" style:country-asian="TR" style:font-name-complex="Times New Roman1"/>
    </style:style>
    <style:style style:name="T162" style:family="text">
      <style:text-properties officeooo:rsid="002b0bb3" style:language-asian="tr" style:country-asian="TR" style:font-name-complex="Times New Roman1"/>
    </style:style>
    <style:style style:name="T163" style:family="text">
      <style:text-properties officeooo:rsid="001ab6fb" style:language-asian="tr" style:country-asian="TR" style:font-name-complex="Times New Roman1"/>
    </style:style>
    <style:style style:name="T164" style:family="text">
      <style:text-properties officeooo:rsid="00875977" style:language-asian="tr" style:country-asian="TR" style:font-name-complex="Times New Roman1"/>
    </style:style>
    <style:style style:name="T165" style:family="text">
      <style:text-properties officeooo:rsid="00512536" style:language-asian="tr" style:country-asian="TR" style:font-name-complex="Times New Roman1"/>
    </style:style>
    <style:style style:name="T166" style:family="text">
      <style:text-properties officeooo:rsid="0013588f" style:language-asian="tr" style:country-asian="TR" style:font-name-complex="Times New Roman1"/>
    </style:style>
    <style:style style:name="T167" style:family="text">
      <style:text-properties officeooo:rsid="00443595" style:language-asian="tr" style:country-asian="TR" style:font-name-complex="Times New Roman1"/>
    </style:style>
    <style:style style:name="T168" style:family="text">
      <style:text-properties style:language-asian="tr" style:country-asian="TR" style:font-name-complex="Tahoma"/>
    </style:style>
    <style:style style:name="T169" style:family="text">
      <style:text-properties officeooo:rsid="003b129e" style:language-asian="tr" style:country-asian="TR" style:font-name-complex="Tahoma"/>
    </style:style>
    <style:style style:name="T170" style:family="text">
      <style:text-properties officeooo:rsid="004958df" style:language-asian="tr" style:country-asian="TR" style:font-name-complex="Tahoma"/>
    </style:style>
    <style:style style:name="T171" style:family="text">
      <style:text-properties officeooo:rsid="006bae34" style:language-asian="tr" style:country-asian="TR" style:font-name-complex="Tahoma"/>
    </style:style>
    <style:style style:name="T172" style:family="text">
      <style:text-properties officeooo:rsid="00347560"/>
    </style:style>
    <style:style style:name="T173" style:family="text">
      <style:text-properties officeooo:rsid="00348da0"/>
    </style:style>
    <style:style style:name="T174" style:family="text">
      <style:text-properties officeooo:rsid="003aa60a"/>
    </style:style>
    <style:style style:name="T175" style:family="text">
      <style:text-properties officeooo:rsid="0043c25c"/>
    </style:style>
    <style:style style:name="T176" style:family="text">
      <style:text-properties officeooo:rsid="00443595"/>
    </style:style>
    <style:style style:name="T177" style:family="text">
      <style:text-properties officeooo:rsid="0047d350"/>
    </style:style>
    <style:style style:name="T178" style:family="text">
      <style:text-properties fo:font-style="italic" style:text-underline-style="solid" style:text-underline-width="auto" style:text-underline-color="font-color" fo:font-weight="bold" style:font-style-asian="italic" style:font-weight-asian="bold"/>
    </style:style>
    <style:style style:name="T17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80"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81"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182"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font-style-complex="italic" style:font-weight-complex="bold"/>
    </style:style>
    <style:style style:name="T183"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1" style:font-style-complex="italic" style:font-weight-complex="bold"/>
    </style:style>
    <style:style style:name="T184" style:family="text">
      <style:text-properties fo:font-style="italic" fo:font-weight="bold" style:font-style-asian="italic" style:font-weight-asian="bold" style:font-style-complex="italic" style:font-weight-complex="bold"/>
    </style:style>
    <style:style style:name="T185"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186" style:family="text">
      <style:text-properties fo:font-style="italic" style:font-style-asian="italic" style:font-style-complex="italic"/>
    </style:style>
    <style:style style:name="T187" style:family="text">
      <style:text-properties fo:font-style="italic" officeooo:rsid="0047d350" style:font-style-asian="italic" style:font-style-complex="italic"/>
    </style:style>
    <style:style style:name="T188" style:family="text">
      <style:text-properties fo:font-style="italic" style:language-asian="tr" style:country-asian="TR" style:font-style-asian="italic" style:font-name-complex="Times New Roman1" style:font-style-complex="italic"/>
    </style:style>
    <style:style style:name="T189" style:family="text">
      <style:text-properties fo:font-style="italic" officeooo:rsid="00496a67" style:language-asian="tr" style:country-asian="TR" style:font-style-asian="italic" style:font-name-complex="Times New Roman1" style:font-style-complex="italic" style:font-weight-complex="normal"/>
    </style:style>
    <style:style style:name="T190" style:family="text">
      <style:text-properties fo:font-style="italic" officeooo:rsid="002b0bb3" style:language-asian="tr" style:country-asian="TR" style:font-style-asian="italic" style:font-name-complex="Times New Roman1" style:font-style-complex="italic" style:font-weight-complex="normal"/>
    </style:style>
    <style:style style:name="T191" style:family="text">
      <style:text-properties officeooo:rsid="004c1294"/>
    </style:style>
    <style:style style:name="T192" style:family="text">
      <style:text-properties officeooo:rsid="004d17d8"/>
    </style:style>
    <style:style style:name="T193" style:family="text">
      <style:text-properties officeooo:rsid="005079a5"/>
    </style:style>
    <style:style style:name="T194" style:family="text">
      <style:text-properties officeooo:rsid="005e877f"/>
    </style:style>
    <style:style style:name="T195" style:family="text">
      <style:text-properties officeooo:rsid="006bae34"/>
    </style:style>
    <style:style style:name="T196" style:family="text">
      <style:text-properties style:font-name="UKIJ Ekran" officeooo:rsid="00677889"/>
    </style:style>
    <style:style style:name="T197" style:family="text">
      <style:text-properties style:font-name="UKIJ Ekran" fo:font-size="12pt" officeooo:rsid="0014a809" style:font-size-asian="12pt" style:language-asian="tr" style:country-asian="TR" style:font-name-complex="Times New Roman1" style:font-size-complex="12pt"/>
    </style:style>
    <style:style style:name="T198" style:family="text">
      <style:text-properties style:font-name="UKIJ Ekran" officeooo:rsid="009100a2"/>
    </style:style>
    <style:style style:name="T199" style:family="text">
      <style:text-properties style:text-underline-style="solid" style:text-underline-width="auto" style:text-underline-color="font-color"/>
    </style:style>
    <style:style style:name="T200" style:family="text">
      <style:text-properties style:text-underline-style="solid" style:text-underline-width="auto" style:text-underline-color="font-color" officeooo:rsid="006bae34"/>
    </style:style>
    <style:style style:name="T201" style:family="text">
      <style:text-properties style:font-name="Nimbus Sans L" fo:font-size="12pt" fo:font-weight="bold" officeooo:rsid="00248930" style:font-size-asian="12pt" style:language-asian="tr" style:country-asian="TR" style:font-weight-asian="bold" style:font-name-complex="Times New Roman1" style:font-size-complex="12pt" style:font-weight-complex="bold"/>
    </style:style>
    <style:style style:name="T202" style:family="text">
      <style:text-properties officeooo:rsid="008676e7"/>
    </style:style>
    <style:style style:name="T203" style:family="text">
      <style:text-properties officeooo:rsid="008f180f"/>
    </style:style>
    <style:style style:name="T204" style:family="text">
      <style:text-properties officeooo:rsid="0064bc78"/>
    </style:style>
    <style:style style:name="T205" style:family="text">
      <style:text-properties officeooo:rsid="002f4e2b" style:font-name-complex="Times New Roman1"/>
    </style:style>
    <style:style style:name="T206" style:family="text">
      <style:text-properties officeooo:rsid="002ff732" style:font-name-complex="Times New Roman1"/>
    </style:style>
    <style:style style:name="T207" style:family="text">
      <style:text-properties officeooo:rsid="00276427"/>
    </style:style>
    <style:style style:name="T208"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1" style:text-emphasize="none"/>
    </style:style>
    <style:style style:name="T209" style:family="text">
      <style:text-properties fo:color="#000000" loext:opacity="1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1" style:text-emphasize="none"/>
    </style:style>
    <style:style style:name="T210" style:family="text">
      <style:text-properties officeooo:rsid="0097ef5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ELİRLİ SÜRELİ KİRA SÖZLEŞMESİ</text:p>
      <text:p text:style-name="P4"><text:span text:style-name="T78">MADDE </text:span><text:span text:style-name="T79">1<text:tab/></text:span><text:span text:style-name="T105">Tanım</text:span><text:span text:style-name="T107">lar</text:span><text:span text:style-name="T105">: </text:span><text:span text:style-name="T106">İ</text:span><text:span text:style-name="T107">şbu sözleşmede adı geçen; </text:span><text:span text:style-name="T96">Kiraya veren</text:span><text:span text:style-name="T106">; </text:span><text:span text:style-name="T109">mecurun</text:span><text:span text:style-name="T106"> sahibi</text:span><text:span text:style-name="T107">ni</text:span><text:span text:style-name="T106"> ve/veya vekili</text:span><text:span text:style-name="T107">ni</text:span><text:span text:style-name="T106">, </text:span><text:span text:style-name="T96">Kiracı;</text:span><text:span text:style-name="T113"> </text:span><text:span text:style-name="T116">mecuru</text:span><text:span text:style-name="T113"> kiralama hak</text:span><text:span text:style-name="T115">k</text:span><text:span text:style-name="T113">ını belirli bir ücret karşılığında </text:span><text:span text:style-name="T116">belirli bir süre</text:span><text:span text:style-name="T113"> kabul <text:s/>eden gerçek veya tüzel kişi</text:span><text:span text:style-name="T114">yi, </text:span><text:span text:style-name="T96">Sözleşme</text:span><text:span text:style-name="T106"> </text:span><text:span text:style-name="T107">t</text:span><text:span text:style-name="T106">araflarca, şartları belirlenen, şartlar üzerinde anlaşmaya varılan ve imza altına alınan </text:span><text:span text:style-name="T107">işbu </text:span><text:span text:style-name="T106">kira sözleşmesi</text:span><text:span text:style-name="T107">ni ifade eder. </text:span><text:span text:style-name="T55">İşbu k</text:span>ira sözleşmesi, kiraya verenin , <text:span text:style-name="T73">bu sözleşmede özellikleri belirtilen mecurun</text:span> kullanı<text:span text:style-name="T176">mını</text:span> <text:span text:style-name="T175">belli bir süre için</text:span> kiracıya bırakmayı, kiracının da buna karşılık, <text:span text:style-name="T175">bu süre için </text:span>kararlaştırılan kira bedelini ödemeyi üstlendiği<text:span text:style-name="T73"> </text:span>sözleşmedir.</text:p>
      <text:p text:style-name="P16"><text:span text:style-name="T129">M</text:span><text:span text:style-name="T127">ADDE </text:span><text:span text:style-name="T128">2<text:tab/></text:span><text:span text:style-name="T130">Kira süresi:</text:span><text:span text:style-name="T131"> </text:span><text:span text:style-name="T132">İşbu s</text:span><text:span text:style-name="T133">özleşme, belirli süre</text:span><text:span text:style-name="T135">lidir</text:span><text:span text:style-name="T134"> ve <text:s/>k</text:span><text:span text:style-name="T133">ararlaştırılan sürenin geçmesiyle herhangi bir bildirim olmaksızın, </text:span><text:span text:style-name="T136">bu sözleşmeden doğan haklar saklı kalmak şartıyla,</text:span><text:span text:style-name="T133"> sona ere</text:span><text:span text:style-name="T134">r. </text:span></text:p>
      <text:p text:style-name="P5"><text:span text:style-name="T84">M</text:span><text:span text:style-name="T78">ADDE 3 <text:tab/></text:span><text:span text:style-name="T98">Vergi ve benzeri yükümlülüklere katlanma borcu : </text:span>Kiralanana <text:span text:style-name="T191">ait, kültür, arsa, bina vergileri kiraya veren;</text:span> <text:span text:style-name="T193">kira stopaj </text:span>vergi<text:span text:style-name="T95">si, çevre temizlik vergisi </text:span>ve benzeri yükümlülükler <text:span text:style-name="T73">kiracı tarafından ödenecektir. </text:span><text:span text:style-name="T139">Kiracı elektrik, su, </text:span><text:span text:style-name="T141">aidat</text:span><text:span text:style-name="T139"> vb. abone gerektiren işlemlerde, kira başlangıcında abonelikleri üzerine alacaktır ve kira müddeti boyunca bu </text:span><text:span text:style-name="T142">aboneliklere ait</text:span><text:span text:style-name="T139"> giderler kiracıya aittir.</text:span></text:p>
      <text:p text:style-name="P4"><text:span text:style-name="T78">MADDE </text:span><text:span text:style-name="T79">4 <text:tab/></text:span><text:span text:style-name="T99">Yan giderlere katlanma borcu</text:span><text:span text:style-name="T78"> : </text:span>Kira<text:span text:style-name="T73">cı</text:span>, kiralananın kullanımıyla ilgili olmak üzere, kendisi veya üçüncü kişi tarafından yapılan yan giderlere katlanmakla yükümlüdür.</text:p>
      <text:p text:style-name="P6"><text:span text:style-name="T78">MADDE </text:span><text:span text:style-name="T79">5<text:tab/></text:span><text:span text:style-name="T99">Kiralananın teslim anında </text:span><text:span text:style-name="T102">ve </text:span><text:span text:style-name="T99">sonra</text:span><text:span text:style-name="T102">sı</text:span><text:span text:style-name="T99"> ayıplı hâle gelmesinden sorumluluk</text:span><text:span text:style-name="T78"> <text:tab/></text:span></text:p>
      <text:list xml:id="list133625286" text:style-name="WWNum3">
        <text:list-header>
          <text:p text:style-name="P76"><text:span text:style-name="T64">İşbu </text:span><text:span text:style-name="T66">sözleşme aynı zamanda teslim tutanağı hükmünde olup,</text:span><text:span text:style-name="T64"> sözleşme</text:span><text:span text:style-name="T65">nin imzalanması ile </text:span><text:span text:style-name="T64">kiracı, kiralananı sağlam, ayıpsız ve eksiksiz olarak teslim aldığını kabul etmiştir. </text:span><text:span text:style-name="T63">Taşınmazda bulunan tuvalet, la</text:span><text:bookmark text:name="_GoBack"/><text:span text:style-name="T63">vabo <text:s/>banyo, vb. malzemeler kiracıya sağlam olarak teslim edilmiştir ve kira bitiminde kiracı bu malzemeleri sağlam ve eksiksiz olarak teslim etmekle yükümlüdür. Malzemelerde hasar oluşması durumunda kiracı ödemekle yükümlüdür. </text:span><text:span text:style-name="T66">Mecurun kullanılması sırasında oluşabilecek her türlü arıza, hasar vb. giderler kiracıya aittir. </text:span><text:span text:style-name="T73">Kiracının, mecurun teslimi sonrası, kendi ihtiyaçları doğrultusunda ortaya çıkabilecek ve eksik olarak tanımlayacağı şeylerin sorumluluğu kiracıya aittir. </text:span></text:p>
        </text:list-header>
      </text:list>
      <text:p text:style-name="P4"><text:span text:style-name="T78">MADDE </text:span><text:span text:style-name="T83">6</text:span><text:span text:style-name="T79"><text:tab/></text:span><text:span text:style-name="T99">Kira bedelinin indirilmesi</text:span><text:span text:style-name="T78"> : </text:span>Kiracı, <text:span text:style-name="T74">kira süresi boyunca ve sonrasında, sözleşmede belirlenen kira bedelinde, mucbir sebepler dahil, herhangi bir sebeple </text:span>indirim yapılmasını isteye<text:span text:style-name="T74">mez</text:span>.</text:p>
      <text:p text:style-name="P4"><text:span text:style-name="T78">MADDE </text:span><text:span text:style-name="T85">7</text:span><text:span text:style-name="T79"><text:tab/></text:span><text:span text:style-name="T99">Kira bedelini ödeme borcu,</text:span><text:span text:style-name="T78"> </text:span><text:span text:style-name="T82">ifa zamanı, kiracının temerrüdü</text:span><text:span text:style-name="T78"><text:tab/><text:tab/></text:span></text:p>
      <text:list xml:id="list113915417462748" text:continue-numbering="true" text:style-name="WWNum3">
        <text:list-header>
          <text:p text:style-name="P78"><text:span text:style-name="T162">Kira bedeli nettir. <text:s/></text:span><text:span text:style-name="T138">Sözleşme</text:span><text:span text:style-name="T162">de</text:span><text:span text:style-name="T138"> </text:span><text:span text:style-name="T162">belirtilen kira bedeli</text:span><text:span text:style-name="T138">, vergiler düşüldükten sonra </text:span><text:span text:style-name="T162">kiralayana </text:span><text:span text:style-name="T138">ödene</text:span><text:span text:style-name="T162">cek</text:span><text:span text:style-name="T138"> </text:span><text:span text:style-name="T142">net </text:span><text:span text:style-name="T138">miktardır. </text:span><text:span text:style-name="T162">Kira stopaj vergisi kiracı tarafından, </text:span><text:span text:style-name="T142">kiraya veren adına </text:span><text:span text:style-name="T162">ödenecektir. Her türlü resim vergi ve harçlar, ÇTV, stopaj vergisi ve kira süresi içerisinde ortaya çıkabilecek her türlü resmi ödemeler, vergi ve harçlar kiracı tarafından ödenecektir.</text:span><text:span text:style-name="T138"> Kiracı, kira bedelini </text:span><text:span text:style-name="T163">( kira bedeli aylık ödemeli yapılacaksa her ayın </text:span><text:span text:style-name="T164">1</text:span><text:span text:style-name="T165">. günü</text:span><text:span text:style-name="T163"> peşin </text:span><text:span text:style-name="T164">olarak</text:span><text:span text:style-name="T163"> )</text:span><text:span text:style-name="T138"> ve yan giderleri,</text:span><text:span text:style-name="T163"> </text:span><text:span text:style-name="T164">peşin </text:span><text:span text:style-name="T138">ödemekle yükümlüdür. </text:span><text:span text:style-name="T150">Ki</text:span><text:span text:style-name="T163">ra ödemeleri kiraya verene ait banka hesabına yatırılacaktır. </text:span><text:span text:style-name="T138">İşbu sö</text:span><text:span text:style-name="T166">z</text:span><text:span text:style-name="T138">leşme</text:span><text:span text:style-name="T145">de belirlenen</text:span><text:span text:style-name="T138"> kira bedeli</text:span><text:span text:style-name="T145">nin ödeme vadesi </text:span><text:span text:style-name="T149">sözleşme düzenleme </text:span><text:span text:style-name="T145">tarihidir.</text:span><text:span text:style-name="T138"> Ödeme çek veya senet ile taahhüt edilmiş ise ödemenin zamanında <text:s/>ödenmemesi durumunda, </text:span><text:span text:style-name="T208">müteakip bonolarda muacceliyet kesbedece</text:span><text:span text:style-name="T209">k</text:span><text:span text:style-name="T208">,</text:span><text:span text:style-name="T138"> </text:span><text:span text:style-name="T149">çek veya senedin ödeme vadesi, sözleşme düzenleme tarihi olarak kabul edilecektir </text:span><text:span text:style-name="T167">ve</text:span><text:span text:style-name="T149"> </text:span><text:span text:style-name="T138"><text:s/></text:span><text:span text:style-name="T167">k</text:span><text:span text:style-name="T149">iracı </text:span><text:span text:style-name="T167">geçmiş ve </text:span><text:span text:style-name="T149">o</text:span><text:span text:style-name="T138">turduğu süreye ait kira borcunu, </text:span><text:span text:style-name="T145">geçen her gün için, yıllık kira bedelinin </text:span><text:soft-page-break/><text:span text:style-name="T145">yüzde </text:span><text:span text:style-name="T149">biri</text:span><text:span text:style-name="T145"> oranında </text:span><text:span text:style-name="T149">(%1)</text:span><text:span text:style-name="T145"> </text:span><text:span text:style-name="T148">günlük </text:span><text:span text:style-name="T145">ceza bedeli </text:span><text:span text:style-name="T149">ile birlikte</text:span><text:span text:style-name="T145"> ödemeyi</text:span><text:span text:style-name="T138"> peşinen kabul ve taahhüt eder.</text:span></text:p>
        </text:list-header>
      </text:list>
      <text:p text:style-name="P4"><text:span text:style-name="T78">MADDE </text:span><text:span text:style-name="T86">8</text:span><text:span text:style-name="T80"><text:tab/></text:span><text:span text:style-name="T100">Temizlik ve bakım giderlerini ödeme borcu</text:span> : Kiracı, kiralananın olağan kullanımı için gerekli temizlik ve bakım giderlerini ödemekle yükümlüdür.</text:p>
      <text:p text:style-name="P4"><text:span text:style-name="T78">MADDE </text:span><text:span text:style-name="T86">9</text:span><text:span text:style-name="T80"><text:tab/></text:span><text:span text:style-name="T83">K</text:span><text:span text:style-name="T100">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92">önce kiracıya bildirmek ve bunların </text:span>yapıldığı sırada kiracının yararlarını göz önünde tutmak zorundadır. </text:p>
      <text:p text:style-name="P7"><text:span text:style-name="T78">MADDE </text:span><text:span text:style-name="T80">1</text:span><text:span text:style-name="T86">0</text:span><text:span text:style-name="T80"><text:tab/></text:span><text:span text:style-name="T100">Kiralananda yenilik ve değişiklik yapılması</text:span> : Kiraya veren, kiralananda, kira sözleşmesinin feshini gerektirmeyen ve kiracıdan katlanması beklenebilecek olan yenilik ve değişiklikler yapabilir. <text:span text:style-name="T53">Bu yenilik ve değişikliklerin yapılması sırasında kiraya veren, kiracının menfaatlerini gözetmekle yükümlüdür. </text:span>Kiracı, <text:span text:style-name="T192">mecurda bir değişiklik yapmak isterse bu ek bir sözleşme ile belirlenmelidir.</text:span> Kiracı, kiraya verenin rızasıyla yaptığı yenilik ve değişiklikler sebebiyle kiralananda ortaya çıka<text:span text:style-name="T192">bilecek</text:span> değer artışının karşılığını isteyemez. <text:span text:style-name="T138">İzin verilen, boya, badana tamirat </text:span></text:p>
      <text:p text:style-name="P31"/>
      <text:p text:style-name="P31">KİRAYA VEREN<text:tab/>KİRACI<text:tab/>ŞAHİT-KEFİL</text:p>
      <text:p text:style-name="P29"><text:tab/><text:tab/><text:tab/><text:tab/><text:tab/><text:tab/> </text:p>
      <text:p text:style-name="P8"><text:span text:style-name="T138">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43">Aksi bir sözleşme ile kararlaştır</text:span><text:span text:style-name="T160">ı</text:span><text:span text:style-name="T143">lmamışsa, </text:span><text:span text:style-name="T140">Kiracı, kira bitiminde yaptığı bu tip imalatları sökemez, çıkaramaz, kıramaz. Kiracı bu tip imalatları sağlam olarak kiraya verene teslim etmekle yükümlüdür. </text:span></text:p>
      <text:p text:style-name="P4"><text:span text:style-name="T78">MADDE </text:span><text:span text:style-name="T83">1</text:span><text:span text:style-name="T86">1</text:span><text:span text:style-name="T80"><text:tab/></text:span><text:span text:style-name="T100">Alt kira ve kullanım hakkının devri, </text:span><text:span text:style-name="T97">Kira ilişkisinin devri</text:span><text:span text:style-name="T78"> : </text:span>Kiracı, kiraya verenin yazılı rızası olmadıkça, kiralananı başkasına kiralayamayacağı gibi, kullanım hakkını da, kira ilişkisini <text:span text:style-name="T176">de</text:span> başkasına devredemez. </text:p>
      <text:p text:style-name="P4"><text:span text:style-name="T78">MADDE </text:span><text:span text:style-name="T80">1</text:span><text:span text:style-name="T87">2</text:span><text:span text:style-name="T80"><text:tab/></text:span><text:span text:style-name="T100">Kiralananın kullanılmaması</text:span><text:span text:style-name="T78"> :</text:span><text:span text:style-name="T54"> </text:span><text:span text:style-name="T60">Normal veya mucbir bir sebeple, m</text:span><text:span text:style-name="T58">ecur</text:span> kullanılmasa veya sınırlı olarak kullanılsa bile kiracı, kira bedelini ödemekle yükümlüdür. <text:span text:style-name="T210">İşbu sözleşme pandemi koşulları göz önünde bulundurularak düzenlenmiştir.</text:span></text:p>
      <text:p text:style-name="P4"><text:span text:style-name="T78">MADDE </text:span><text:span text:style-name="T83">1</text:span><text:span text:style-name="T87">3</text:span><text:span text:style-name="T80"><text:tab/></text:span><text:span text:style-name="T100">Kiralananın sözleşmenin bitiminden önce geri verilmesi</text:span><text:span text:style-name="T78"> <text:s/>: </text:span>Kiracı, sözleşme süresine veya fesih dönemine uymaksızın kiralananı geri verdiği takdirde, kira sözleşmesinden doğan borçları, <text:span text:style-name="T75">sözleşme bitim süresine kadar olan dönem boyunca devam eder. Bu gibi durumlarda kiracı, kiralananı başkasına devredemez. Kiraya veren, k</text:span>iralananın <text:span text:style-name="T172">güncel</text:span> koşullarla kiraya verilebileceği <text:span text:style-name="T75">yeni bir kiracı bulması </text:span>h<text:span text:style-name="T210">a</text:span>linde, kiracının kira sözleşmesinden doğan borçları sona erer. <text:s/><text:span text:style-name="T210">K</text:span><text:span text:style-name="T75">iracı sözleşmede belirtilen şartlarda, kiralananı kullanmasa bile, kira borcunu ödemekle yükümlüdür.</text:span></text:p>
      <text:p text:style-name="P9"><text:span text:style-name="T78">MADDE </text:span><text:span text:style-name="T83">1</text:span><text:span text:style-name="T87">4</text:span><text:span text:style-name="T80"><text:tab/></text:span><text:span text:style-name="T98">Sözleşmenin sona ermesi</text:span><text:span text:style-name="T54"> : </text:span><text:span text:style-name="T56">İşbu sözleşme, belirli süreli bir sözleşmedir. K</text:span>ira sözleşmesi bu sürenin sonunda kendiliğinden sona erer. <text:span text:style-name="T192">Kiracı kiralananı sözleşme bitim tarihinde boşaltmakla yükümlüdür.</text:span><text:span text:style-name="T112"> </text:span><text:span text:style-name="T123">K</text:span><text:span text:style-name="T120">iracı, </text:span><text:span text:style-name="T123">mecuru boşaltmadığı takdirde, </text:span><text:span text:style-name="T120"><text:s/></text:span><text:span text:style-name="T119">geçmiş ve </text:span><text:span text:style-name="T120">o</text:span><text:span text:style-name="T117">turduğu süreye ait kira borcunu, </text:span><text:span text:style-name="T121">geçen her gün için, yıllık kira bedelinin yüzde </text:span><text:span text:style-name="T120">biri</text:span><text:span text:style-name="T121"> oranında </text:span><text:span text:style-name="T120">(%1)</text:span><text:span text:style-name="T121"> </text:span><text:span text:style-name="T122">günlük </text:span><text:span text:style-name="T121">ceza bedeli </text:span><text:span text:style-name="T120">ile birlikte</text:span><text:span text:style-name="T121"> ödemeyi</text:span><text:span text:style-name="T117"> peşinen kabul ve taahhüt eder.</text:span></text:p>
      <text:p text:style-name="P4"><text:soft-page-break/><text:span text:style-name="T78">MADDE </text:span><text:span text:style-name="T83">1</text:span><text:span text:style-name="T87">5</text:span><text:span text:style-name="T78"><text:tab/></text:span><text:span text:style-name="T98">Kiracının iflası </text:span><text:span text:style-name="T103">ve ölümü : </text:span>Kiracı, kiralananın tesliminden sonra iflas eder <text:span text:style-name="T192">veya</text:span> <text:s/>öl<text:span text:style-name="T192">ürse, ö</text:span>len kiracının <text:span text:style-name="T94">mirasçıları ve </text:span>ortakları veya bu ortakların aynı meslek ve sanatı yürüten mirasçıları <text:span text:style-name="T76"><text:s/>kiranın devam etmesine yönelik istekleri, bu sözleşmeye bağlı olarak geçersizdir. </text:span><text:span text:style-name="T108">Kiracının ölümü ile bu sözleşmedeki </text:span><text:span text:style-name="T105">“Kiralananın sözleşmenin bitiminden önce geri verilmesi” </text:span><text:span text:style-name="T108">maddesinde belirtilen şartlar uygulanır. </text:span><text:span text:style-name="T76">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ext:span><text:span text:style-name="T203">t</text:span><text:span text:style-name="T76">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0"><text:span text:style-name="T78">MADDE </text:span><text:span text:style-name="T83">1</text:span><text:span text:style-name="T87">6</text:span><text:span text:style-name="T81"><text:tab/></text:span><text:span text:style-name="T101">Kiralananın geri verilmesi</text:span><text:span text:style-name="T78"> <text:tab/>:</text:span><text:span text:style-name="T54"> “</text:span><text:span text:style-name="T110">Kiralananda yenilik ve değişiklik yapılması“ </text:span><text:span text:style-name="T111">maddesinde belirtilen hususlar saklı kalmak kaydıyla, k</text:span>iracı kiralananı ne durumda teslim almışsa, kira sözleşmesinin bitiminde o durumda geri vermekle yükümlüdür. <text:span text:style-name="T59">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72">de</text:span>, sözleşmeye aykırı kullanmadan doğacak zararları giderme<text:span text:style-name="T77">kle yükümlüdür.</text:span> </text:p>
      <text:p text:style-name="P4"><text:span text:style-name="T78">MADDE </text:span><text:span text:style-name="T83">1</text:span><text:span text:style-name="T87">7</text:span><text:span text:style-name="T81"><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1"><text:span text:style-name="T78">MADDE </text:span><text:span text:style-name="T87">18</text:span><text:span text:style-name="T81"><text:tab/></text:span><text:span text:style-name="T101">Kullanma giderleri</text:span><text:span text:style-name="T78"> : </text:span>Kiracı, ısıtma, aydınlatma ve su gibi kullanma giderlerine katlanmakla yükümlüdür. Giderlere katlanan taraf, bu giderleri ispat edici belgelerin birer örneğini, istem üzerine diğer tarafa vermek zorundadır. </text:p>
      <text:p text:style-name="P4"><text:span text:style-name="T78">MADDE </text:span><text:span text:style-name="T83">1</text:span><text:span text:style-name="T87">9</text:span><text:span text:style-name="T81"><text:tab/></text:span><text:span text:style-name="T101">Kiracının güvence vermesi</text:span><text:span text:style-name="T78"> <text:tab/>: </text:span><text:span text:style-name="T57">K</text:span>iracı<text:span text:style-name="T93">nın</text:span> güvence verme borcu <text:span text:style-name="T93">vardır ve yıllık kira </text:span></text:p>
      <text:p text:style-name="P22">bedelinin %25 ‘i olarak yapılacaktır. </text:p>
      <text:p text:style-name="P26"/>
      <text:p text:style-name="P26">KİRAYA VEREN<text:tab/>KİRACI<text:tab/>ŞAHİT-KEFİL</text:p>
      <text:p text:style-name="P8"><text:span text:style-name="T78">MADDE </text:span><text:span text:style-name="T83">2</text:span><text:span text:style-name="T87">0</text:span><text:span text:style-name="T81"> <text:tab/></text:span><text:span text:style-name="T101">Kira </text:span><text:span text:style-name="T104">Yıllık Artış Oranı</text:span><text:span text:style-name="T78"> </text:span><text:span text:style-name="T81">ve </text:span><text:span text:style-name="T101">Belirlenmesi<text:tab/>: </text:span><text:span text:style-name="T93">Bir yıldan uzun süreyle yapılan sözleşmelerde </text:span>uygulanacak <text:span text:style-name="T177">yıllık kira artış oranı</text:span>, <text:span text:style-name="T172">yıllık tüketici </text:span>fiyat endeksin<text:span text:style-name="T172">in (TÜFE)</text:span> oniki aylık ortalama<text:span text:style-name="T174">sı </text:span>oranını<text:span text:style-name="T93">n %10 ‘un altında olması durumunda; %10, değişim oranının %10 ‘un üstünde olması durumunda ise, değişim oranının altında olmamak</text:span> koşuluyla <text:span text:style-name="T137">yapılacaktır.</text:span>. </text:p>
      <text:p text:style-name="P12"><text:span text:style-name="T88">MADDE </text:span><text:span text:style-name="T89">2</text:span><text:span text:style-name="T90">1</text:span><text:span text:style-name="T89"> <text:tab/></text:span><text:span text:style-name="T91">Sözleşmenin feshi : </text:span><text:span text:style-name="T138">İşbu sözleşmenin herhangi bir maddesinin ihlali ile </text:span><text:span text:style-name="T153">veya süre bitiminde</text:span><text:span text:style-name="T138">, </text:span><text:span text:style-name="T150">kiraya verenin hakları saklı kalmak şartıyla</text:span><text:span text:style-name="T138"> sözleşme fesh edilir ve kiracı mecuru hiçbir ihtara gerek kalmadan boşaltma</text:span><text:span text:style-name="T154">yı kabul ve taahhüt etmiştir.</text:span><text:span text:style-name="T138">. </text:span></text:p>
      <text:list xml:id="list113916056680618" text:continue-numbering="true" text:style-name="WWNum3">
        <text:list-header>
          <text:p text:style-name="P77"><text:soft-page-break/><text:span text:style-name="T88">MADDE </text:span><text:span text:style-name="T89">2</text:span><text:span text:style-name="T90">2</text:span><text:span text:style-name="T91"><text:tab/>Kefil ve şahit : </text:span><text:span text:style-name="T138">Kefil </text:span><text:span text:style-name="T154">ve şahit</text:span><text:span text:style-name="T138">, bu sözleşmeye attığı imza ile, sözleşme şartlarına uyulmaması </text:span><text:span text:style-name="T149">ve/veya bu sözleşmeyle bağlantılı tahliye taahhütnamesi vb. belgeler</text:span><text:span text:style-name="T138"> ile ortaya çıkabilecek her türlü maddi ve manevi zararların karşılanması hususunda, müteselsilen sorumlu olduğunu kabul ve beyan etmiştir. Kefil </text:span><text:span text:style-name="T155">ve Şahit</text:span><text:span text:style-name="T138">, sözleşmeyi imzalayan kişinin, </text:span><text:span text:style-name="T160">s</text:span><text:span text:style-name="T138">özleşmede adı geçen kişi olduğuna şahitlik ettiğini kabul ve beyan eder. </text:span></text:p>
          <text:p text:style-name="P79"><text:span text:style-name="T90">MADDE 23<text:tab/>Yetkili mercii ve tebligat :</text:span><text:span text:style-name="T67"> İşbu </text:span><text:span text:style-name="T154"><text:s/>sözleşmede belirtilen adresler tarafların tebligat adresleri olarak da belirlenmiş olup her türlü tebligatın bu adreslere yapılabileceği taraflarca kabul edilmişti</text:span><text:span text:style-name="T156">r.</text:span><text:span text:style-name="T154"> Taraflar, anlaşmazlık vuku</text:span><text:span text:style-name="T156">unda</text:span><text:span text:style-name="T154">, T.C. Tokat Mahkeme ve İcra Dairelerinin selahiyetini </text:span><text:span text:style-name="T153">şimdiden </text:span><text:span text:style-name="T154">kabul ve beyan etmiştir. </text:span></text:p>
          <text:p text:style-name="P79"><text:span text:style-name="T138">İşbu akit, </text:span><text:span text:style-name="T156">3</text:span><text:span text:style-name="T157"> sayfa,</text:span><text:span text:style-name="T158"> 2</text:span><text:span text:style-name="T154">3</text:span><text:span text:style-name="T158"> madde </text:span><text:span text:style-name="T154">ve kiraya veren, kiracı, kiralanan ve kira hakkında detaylardan</text:span><text:span text:style-name="T158"> </text:span><text:span text:style-name="T157">oluşur ve </text:span><text:span text:style-name="T156">1</text:span><text:span text:style-name="T138"> nüsha halinde tanzim edilmiş olup, taraflarca </text:span><text:span text:style-name="T154">okunarak, </text:span><text:span text:style-name="T138">kabul edilmiş ve imzalanmıştır.</text:span></text:p>
        </text:list-header>
      </text:list>
      <text:p text:style-name="P17"/>
      <text:p text:style-name="P70"><text:span text:style-name="T18">Sözleşmenin<text:tab/>:</text:span><text:span text:style-name="T19"> </text:span><text:span text:style-name="T12">Düzenleme Tarihi</text:span><text:span text:style-name="T13"><text:tab/></text:span><text:span text:style-name="T29">: </text:span><text:span text:style-name="T35"><text:s/></text:span><text:span text:style-name="T45">25 Şubat</text:span><text:span text:style-name="T37"> </text:span><text:span text:style-name="T35">20</text:span><text:span text:style-name="T34">2</text:span><text:span text:style-name="T45">1</text:span><text:span text:style-name="T35"> <text:s/></text:span><text:span text:style-name="T46"><text:s/><text:tab/></text:span><text:span text:style-name="T47">Düzenleme No: </text:span><text:span text:style-name="T48">20</text:span><text:span text:style-name="T49">2</text:span><text:span text:style-name="T51">1</text:span><text:span text:style-name="T52">0225</text:span><text:span text:style-name="T50">-00</text:span><text:span text:style-name="T52">1</text:span></text:p>
      <text:p text:style-name="P15"><text:span text:style-name="T181">Kiraya Veren<text:tab/>: </text:span><text:span text:style-name="T188">Adı Soyadı</text:span><text:span text:style-name="T138"><text:tab/>: </text:span><text:span text:style-name="T161">Hacı Murat BALCI</text:span><text:span text:style-name="T138"><text:tab/><text:tab/></text:span><text:span text:style-name="T185">TC Kimlik No</text:span><text:span text:style-name="T63"><text:tab/>: </text:span><text:span text:style-name="T68">36346602448</text:span></text:p>
      <text:p text:style-name="P37">Kiracı<text:tab/></text:p>
      <text:p text:style-name="P71"><text:span text:style-name="T9">Adı Soyadı</text:span><text:span text:style-name="T22"><text:tab/>: </text:span><text:span text:style-name="T32">BURSA FABRİKA SATIŞ MAĞAZASI - </text:span><text:span text:style-name="T7">A</text:span><text:span text:style-name="T6">dem DUMAN</text:span></text:p>
      <text:p text:style-name="P71"><text:span text:style-name="T9">TC Kimlik No</text:span><text:span text:style-name="T22"><text:tab/>: </text:span><text:span text:style-name="T6">341 3267 6260</text:span></text:p>
      <text:p text:style-name="P71"><text:span text:style-name="T11">Tebligat </text:span><text:span text:style-name="T9">Adres</text:span><text:span text:style-name="T22"><text:tab/>: Esentepe</text:span><text:span text:style-name="T31"> Mah. Şehit Ulaşar Cad. Belde Sitesi B Blk. K1: D:3 TOKAT </text:span></text:p>
      <text:p text:style-name="P20"><text:span text:style-name="T186">Telefon No</text:span><text:tab/>: <text:span text:style-name="T196">0 </text:span><text:span text:style-name="T198">507 276 2095</text:span></text:p>
      <text:p text:style-name="P19"><text:span text:style-name="T179">Kiralana</text:span><text:span text:style-name="T180">nın</text:span><text:span text:style-name="T184"><text:tab/></text:span></text:p>
      <text:p text:style-name="P71"><text:span text:style-name="T9">Cinsi<text:tab/></text:span><text:span text:style-name="T22"><text:tab/><text:tab/>: </text:span><text:span text:style-name="T40">İşyeri<text:tab/></text:span><text:span text:style-name="T33"><text:tab/></text:span><text:span text:style-name="T10">Kullanım Amacı</text:span><text:span text:style-name="T22"><text:tab/>:</text:span><text:span text:style-name="T23"> </text:span><text:span text:style-name="T40">Kumaş satış yeri</text:span></text:p>
      <text:p text:style-name="P71"><text:span text:style-name="T9">Adresi<text:tab/></text:span><text:span text:style-name="T22"><text:tab/><text:tab/>: </text:span><text:span text:style-name="T40">Hızarhane Cad. No:5 TOKAT</text:span></text:p>
      <text:p text:style-name="P73"><text:span text:style-name="T14">Tapu-</text:span><text:span text:style-name="T15">Abone Bi</text:span><text:span text:style-name="T14">lgileri</text:span><text:span text:style-name="T17"><text:tab/></text:span><text:span text:style-name="T22">: </text:span><text:span text:style-name="T24">Pafta: </text:span><text:span text:style-name="T41">20</text:span><text:span text:style-name="T24"> <text:tab/></text:span><text:span text:style-name="T25">A</text:span><text:span text:style-name="T22">da<text:tab/>:</text:span><text:span text:style-name="T26"> </text:span><text:span text:style-name="T41">390</text:span><text:span text:style-name="T27"><text:tab/>Parsel<text:tab/>: </text:span><text:span text:style-name="T41">89</text:span><text:span text:style-name="T8"><text:tab/>Elektrik : </text:span><text:span text:style-name="T201">12134</text:span><text:span text:style-name="T8"><text:tab/>Su : </text:span><text:span text:style-name="T201">7599</text:span><text:span text:style-name="T22"> </text:span></text:p>
      <text:p text:style-name="P19"><text:span text:style-name="T178">Kiranın </text:span><text:tab/></text:p>
      <text:p text:style-name="P70"><text:span text:style-name="T9">Başlangıç tarihi</text:span><text:span text:style-name="T22"><text:tab/>: </text:span><text:span text:style-name="T36"><text:s/></text:span><text:span text:style-name="T40">28 Şubat </text:span><text:span text:style-name="T36">202</text:span><text:span text:style-name="T40">1</text:span><text:span text:style-name="T24"><text:tab/></text:span><text:span text:style-name="T22"><text:tab/></text:span></text:p>
      <text:p text:style-name="P72"><text:span text:style-name="T9">Bitiş tarihi</text:span><text:span text:style-name="T22"><text:tab/><text:tab/>: </text:span><text:span text:style-name="T36">2</text:span><text:span text:style-name="T40">7</text:span><text:span text:style-name="T36"> </text:span><text:span text:style-name="T40">Şubat</text:span><text:span text:style-name="T36"> 202</text:span><text:span text:style-name="T40">2</text:span><text:span text:style-name="T30"><text:tab/><text:tab/><text:tab/></text:span><text:span text:style-name="T9">Süresi </text:span><text:span text:style-name="T22"><text:tab/>: </text:span><text:span text:style-name="T38">1 Yıl </text:span><text:span text:style-name="T39">(Bir Yıl)</text:span><text:span text:style-name="T28"> </text:span></text:p>
      <text:p text:style-name="P74"><text:span text:style-name="T16">Bedeli<text:tab/></text:span><text:span text:style-name="T22"><text:tab/><text:tab/>: </text:span><text:span text:style-name="T40">24</text:span><text:span text:style-name="T38">000</text:span><text:span text:style-name="T42"> </text:span><text:span text:style-name="T43">TL (</text:span><text:span text:style-name="T40">Yirmi Dört</text:span><text:span text:style-name="T38"> Bin </text:span><text:span text:style-name="T44">TL</text:span><text:span text:style-name="T43">) <text:s/>+ STOPAJ VERGİSİ</text:span></text:p>
      <text:p text:style-name="P14"><text:span text:style-name="T182">Ödeme</text:span><text:span text:style-name="T183"> Ş</text:span><text:span text:style-name="T182">ekli</text:span><text:span text:style-name="T126"><text:tab/><text:tab/>:</text:span><text:span text:style-name="T117"> </text:span><text:span text:style-name="T124">2</text:span><text:span text:style-name="T125">4</text:span><text:span text:style-name="T124">.000 TL Peşin </text:span><text:span text:style-name="T125">olarak banka hesabına yatırılacaktır.</text:span><text:span text:style-name="T124"> </text:span></text:p>
      <text:p text:style-name="P36"><text:tab/><text:tab/> </text:p>
      <text:p text:style-name="P13"><text:span text:style-name="T189">B</text:span><text:span text:style-name="T190">anka hesa</text:span><text:span text:style-name="T189">p no</text:span><text:span text:style-name="T118"><text:tab/>: </text:span></text:p>
      <text:p text:style-name="P23"/>
      <text:p text:style-name="P25"><text:span text:style-name="T204">İşyerine ait klima, Aliminyum vitrin camekanı , ferforje demir doğrama üzeri mermer basamaklar, t</text:span><text:span text:style-name="T205">uvalette </text:span><text:span text:style-name="T206">k</text:span><text:span text:style-name="T205">lozet, lavabo, lavabo bataryası, ayna, kartlı su sayacı</text:span><text:span text:style-name="T204"> vardır. </text:span><text:s/></text:p>
      <text:p text:style-name="P34"/>
      <text:p text:style-name="P18">İşbu akitteki bilgilerin doğruluğunu ve sözleşmenin tüm şartlarına uyacağımı peşinen kabul ettiğimi, <text:span text:style-name="T173">akiti okuyarak, hür irademle imzaladığımı,</text:span> beyan, <text:span text:style-name="T202">kabul</text:span> ve taahhüt ederim.</text:p>
      <text:p text:style-name="P27"/>
      <text:p text:style-name="P27"/>
      <text:p text:style-name="P27"/>
      <text:p text:style-name="P27"/>
      <text:p text:style-name="P27"/>
      <text:p text:style-name="P27"><text:soft-page-break/></text:p>
      <text:p text:style-name="P24"><text:span text:style-name="T207">KİRAYA VEREN<text:tab/></text:span><text:span text:style-name="T194">K</text:span><text:span text:style-name="T207">İRACI<text:tab/>ŞAHİT-KEFİL</text:span></text:p>
      <text:p text:style-name="P30"><text:tab/><text:tab/><text:tab/><text:tab/><text:tab/><text:tab/><text:tab/><text:tab/><text:tab/></text:p>
      <text:p text:style-name="P28"/>
      <text:p text:style-name="P28"/>
      <text:p text:style-name="P28"/>
      <text:p text:style-name="P28"/>
      <text:p text:style-name="P28"/>
      <text:p text:style-name="P40"/>
      <text:p text:style-name="P40"/>
      <text:p text:style-name="P40"/>
      <text:p text:style-name="P40">TAHLİYE TAAHHÜTNAMESİ</text:p>
      <text:p text:style-name="P40"/>
      <text:p text:style-name="P66"><text:span text:style-name="T138"><text:tab/>Halen tahtı icarımda bulunan, kiraya vereni ve özellikleri aşağıda belirtilen taşınmazı; </text:span><text:span text:style-name="T148">tahliye etmeyi taahhüt ettiğim tarih</text:span><text:span text:style-name="T151">te</text:span><text:span text:style-name="T148">, </text:span><text:span text:style-name="T151">aşağıda </text:span><text:span text:style-name="T148">tarih </text:span><text:span text:style-name="T151">ve</text:span><text:span text:style-name="T148"> sayı</text:span><text:span text:style-name="T152">sı </text:span><text:span text:style-name="T151">belirtilen </text:span><text:span text:style-name="T148">kira sözleşme</text:span><text:span text:style-name="T152">sinin</text:span><text:span text:style-name="T148"> şartlarına bağlı kalarak, </text:span><text:span text:style-name="T146"><text:s/></text:span><text:span text:style-name="T138">hiçbir kanuni merasime, ihtar ve protesto keşidesine, cevap itasına, tebliğ ve tebellüğe, </text:span><text:span text:style-name="T168">herhangi bir ihtar ve hiçbir hüküm istihsaline ve mahkemeden ilam almaya hacet kalmaksızın</text:span><text:span text:style-name="T138"> kayıtsız ve şartsız olarak boşaltmayı </text:span><text:span text:style-name="T168">kesin olarak, </text:span><text:span text:style-name="T170">hür irademle</text:span><text:span text:style-name="T168"> beyan, kabul ve taahhüt ed</text:span><text:span text:style-name="T169">iyorum</text:span><text:span text:style-name="T168">.</text:span></text:p>
      <text:p text:style-name="P63"/>
      <text:p text:style-name="P67"><text:span text:style-name="T138"><text:tab/>Gününde tahliye edemediğim </text:span><text:span text:style-name="T144">veya </text:span><text:span text:style-name="T138">etmediğim takdirde, </text:span><text:span text:style-name="T145">geçen her gün için, yıllık kira bedelinin yüzde </text:span><text:span text:style-name="T149">biri</text:span><text:span text:style-name="T145"> oranında </text:span><text:span text:style-name="T149">(%1)</text:span><text:span text:style-name="T145"> </text:span><text:span text:style-name="T148">günlük </text:span><text:span text:style-name="T145">ceza bedeli ödemeyi, </text:span><text:span text:style-name="T138">kiraya veren veya yetkili kanuni vekili tarafından aleyhime yapılacak, her türlü icra takibatı, mahkeme masrafları, avukatlık ücretleri ve benzeri tüm ücretlerinde tamamen şahsım tarafından karşılanacağını şimdiden <text:s/>kabul,</text:span><text:span text:style-name="T144"> beyan</text:span><text:span text:style-name="T138"> ve taahhüt ediyorum. İşbu taahhütname</text:span><text:span text:style-name="T147">yi</text:span><text:span text:style-name="T138"> </text:span><text:span text:style-name="T152">hür</text:span><text:span text:style-name="T138"> irademle </text:span><text:span text:style-name="T152">okudum ve</text:span><text:span text:style-name="T138"> imza</text:span><text:span text:style-name="T147">lıyorum</text:span><text:span text:style-name="T138">. </text:span></text:p>
      <text:p text:style-name="P43"/>
      <text:p text:style-name="P43"/>
      <text:p text:style-name="P52"/>
      <text:p text:style-name="P56"/>
      <text:p text:style-name="P45"/>
      <text:p text:style-name="P45"/>
      <text:p text:style-name="P42"/>
      <text:p text:style-name="P69">TAHLİYE EDİLECEK YERİN</text:p>
      <text:p text:style-name="P73"><text:span text:style-name="T197">Adresi<text:tab/>: <text:s/></text:span><text:span text:style-name="T40">Hızarhane Cad. No:5 TOKAT</text:span></text:p>
      <text:p text:style-name="P55"/>
      <text:p text:style-name="P64"><text:span text:style-name="T72">İlgili </text:span><text:span text:style-name="T69">Kira </text:span><text:span text:style-name="T70">Sözleşme</text:span><text:span text:style-name="T69">si</text:span><text:span text:style-name="T70"> Tarihi, <text:s/></text:span><text:span text:style-name="T71">No</text:span><text:span text:style-name="T70"><text:tab/>:<text:tab/></text:span></text:p>
      <text:p text:style-name="P50"/>
      <text:p text:style-name="P50">Mecurun tahliye Edileceği taahhüt edilen tarih<text:tab/>:</text:p>
      <text:p text:style-name="P50"/>
      <text:p text:style-name="P43"/>
      <text:p text:style-name="P54"/>
      <text:p text:style-name="P54"/>
      <text:p text:style-name="P54"/>
      <text:p text:style-name="P38"><text:soft-page-break/>Kiracı<text:tab/></text:p>
      <text:p text:style-name="P75"><text:span text:style-name="T9">Adı Soyadı</text:span><text:span text:style-name="T22"><text:tab/>: </text:span><text:span text:style-name="T32">BURSA FABRİKA SATIŞ MAĞAZASI - </text:span><text:span text:style-name="T7">A</text:span><text:span text:style-name="T6">dem DUMAN</text:span></text:p>
      <text:p text:style-name="P75"><text:span text:style-name="T20">TC Kimlik No<text:tab/>: </text:span><text:span text:style-name="T21">341 3267 6260</text:span></text:p>
      <text:p text:style-name="P33"><text:span text:style-name="T187">Tebligat </text:span><text:span text:style-name="T186">Adres</text:span><text:tab/>: Esentepe<text:span text:style-name="T4"> Mah. Şehit Ulaşar Cad. Belde Sitesi B Blk. K1: D:3 TOKAT</text:span></text:p>
      <text:p text:style-name="P32"><text:span text:style-name="T186">Telefon No</text:span><text:tab/>: <text:span text:style-name="T196">0 </text:span><text:span text:style-name="T198">507 276 2095</text:span></text:p>
      <text:p text:style-name="P57"><text:tab/><text:tab/><text:tab/><text:tab/><text:tab/><text:tab/><text:tab/></text:p>
      <text:p text:style-name="P62"/>
      <text:p text:style-name="P49"><text:tab/><text:tab/><text:tab/><text:tab/><text:tab/><text:tab/><text:tab/></text:p>
      <text:p text:style-name="P54"/>
      <text:p text:style-name="P54"/>
      <text:p text:style-name="P54"/>
      <text:p text:style-name="P54"/>
      <text:p text:style-name="P54"/>
      <text:p text:style-name="P54"/>
      <text:p text:style-name="P35"><text:span text:style-name="T207"><text:tab/></text:span><text:span text:style-name="T194">K</text:span><text:span text:style-name="T207">İRACI<text:tab/>ŞAHİT-KEFİL</text:span></text:p>
      <text:p text:style-name="P54"/>
      <text:p text:style-name="P54"/>
      <text:p text:style-name="P48"/>
      <text:p text:style-name="P48"/>
      <text:p text:style-name="P48"/>
      <text:p text:style-name="P48"/>
      <text:p text:style-name="P48"/>
      <text:p text:style-name="P48"/>
      <text:p text:style-name="P48"/>
      <text:p text:style-name="P48"/>
      <text:p text:style-name="P48">KİRA FESİH SÖZLEŞMESİ</text:p>
      <text:p text:style-name="P41"/>
      <text:p text:style-name="P41"/>
      <text:p text:style-name="P41"/>
      <text:p text:style-name="P41"/>
      <text:p text:style-name="P41"/>
      <text:p text:style-name="P68"><text:span text:style-name="T138"><text:tab/></text:span><text:span text:style-name="T159">A</text:span><text:span text:style-name="T151">şağıda </text:span><text:span text:style-name="T148">tarih </text:span><text:span text:style-name="T151">ve</text:span><text:span text:style-name="T148"> sayı</text:span><text:span text:style-name="T152">sı </text:span><text:span text:style-name="T151">belirtilen </text:span><text:span text:style-name="T148">kira sözleşme</text:span><text:span text:style-name="T152">si</text:span><text:span text:style-name="T159">ni tek taraflı olarak fesh ediyorum. Sözleşme şartları ile t</text:span><text:span text:style-name="T138">ahtı icarımda bulunan taşınmazı; </text:span><text:span text:style-name="T159">belirtilen tarihte,</text:span><text:span text:style-name="T148"> </text:span><text:span text:style-name="T151">belirtilen </text:span><text:span text:style-name="T148">kira sözleşme</text:span><text:span text:style-name="T152">sinin</text:span><text:span text:style-name="T148"> şartlarına bağlı kalarak </text:span><text:span text:style-name="T171">tahliye ettim.</text:span></text:p>
      <text:p text:style-name="P44"/>
      <text:p text:style-name="P44"/>
      <text:p text:style-name="P60"/>
      <text:p text:style-name="P60"/>
      <text:p text:style-name="P44"/>
      <text:p text:style-name="P44"/>
      <text:p text:style-name="P44"/>
      <text:p text:style-name="P44"/>
      <text:p text:style-name="P61"><text:span text:style-name="T200">FESH</text:span><text:span text:style-name="T199"> EDİLE</text:span><text:span text:style-name="T200">N</text:span><text:span text:style-name="T199"> </text:span><text:span text:style-name="T200">SÖZLEŞMENİN</text:span></text:p>
      <text:p text:style-name="P44"/>
      <text:p text:style-name="P65"><text:soft-page-break/><text:span text:style-name="T70">Tarihi, <text:s/></text:span><text:span text:style-name="T71">No</text:span><text:span text:style-name="T70"><text:tab/><text:tab/><text:tab/><text:tab/>:<text:tab/></text:span></text:p>
      <text:p text:style-name="P51"/>
      <text:p text:style-name="P51">Mecurun tahliye Edil<text:span text:style-name="T195">diği </text:span>tarih<text:tab/>:</text:p>
      <text:p text:style-name="P51"/>
      <text:p text:style-name="P60"/>
      <text:p text:style-name="P53"/>
      <text:p text:style-name="P53"/>
      <text:p text:style-name="P53"/>
      <text:p text:style-name="P53"/>
      <text:p text:style-name="P38">Kiracı<text:tab/></text:p>
      <text:p text:style-name="P75"><text:span text:style-name="T9">Adı Soyadı</text:span><text:span text:style-name="T22"><text:tab/>: </text:span><text:span text:style-name="T32">BURSA FABRİKA SATIŞ MAĞAZASI - </text:span><text:span text:style-name="T7">A</text:span><text:span text:style-name="T6">dem DUMAN</text:span></text:p>
      <text:p text:style-name="P39"><text:span text:style-name="T61">TC Kimlik No<text:tab/>: </text:span><text:span text:style-name="T62">341 3267 6260</text:span></text:p>
      <text:p text:style-name="P33"><text:span text:style-name="T187">Tebligat </text:span><text:span text:style-name="T186">Adres</text:span><text:tab/>: Esentepe<text:span text:style-name="T4"> Mah. Şehit Ulaşar Cad. Belde Sitesi B Blk. K1: D:3 TOKAT</text:span></text:p>
      <text:p text:style-name="P21"><text:span text:style-name="T186">Telefon No</text:span><text:tab/>: <text:span text:style-name="T196">0 </text:span><text:span text:style-name="T198">507 276 2095</text:span></text:p>
      <text:p text:style-name="P49"/>
      <text:p text:style-name="P49"/>
      <text:p text:style-name="P49"/>
      <text:p text:style-name="P46"/>
      <text:p text:style-name="P46"/>
      <text:p text:style-name="P46"/>
      <text:p text:style-name="P46"/>
      <text:p text:style-name="P46"/>
      <text:p text:style-name="P46"/>
      <text:p text:style-name="P58"/>
      <text:p text:style-name="P59"/>
      <text:p text:style-name="P59"/>
      <text:p text:style-name="P35"><text:span text:style-name="T207"><text:tab/></text:span><text:span text:style-name="T194">K</text:span><text:span text:style-name="T207">İRACI<text:tab/>ŞAHİT-KEFİL</text:span></text:p>
      <text:p text:style-name="P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Black" svg:font-family="'Arial Black'" style:font-family-generic="swiss"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L" svg:font-family="'Nimbus Sans L'" style:font-pitch="variable"/>
    <style:font-face style:name="Noto Sans CJK SC DemiLight" svg:font-family="'Noto Sans CJK SC DemiLight'"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KIJ Diwani" svg:font-family="'UKIJ Diwani'" style:font-pitch="variable"/>
    <style:font-face style:name="UKIJ Ekran" svg:font-family="'UKIJ Ekr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loext:num-list-format="(%1%)"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9100a2"/>
    </style:style>
    <style:style style:name="MP2" style:family="paragraph" style:parent-style-name="Footer">
      <style:text-properties officeooo:paragraph-rsid="009665e6"/>
    </style:style>
    <style:style style:name="MT1" style:family="text">
      <style:text-properties officeooo:rsid="0045a579"/>
    </style:style>
    <style:style style:name="MT2" style:family="text">
      <style:text-properties officeooo:rsid="0092e4ba"/>
    </style:style>
    <style:style style:name="MT3" style:family="text">
      <style:text-properties officeooo:rsid="009665e6"/>
    </style:style>
    <style:style style:name="MT4" style:family="text">
      <style:text-properties officeooo:rsid="009100a2"/>
    </style:style>
    <style:style style:name="MT5" style:family="text">
      <style:text-properties style:font-name="UKIJ Diwani" fo:font-size="12pt" fo:font-weight="normal" officeooo:rsid="009100a2" style:font-size-asian="12pt" style:language-asian="tr" style:country-asian="TR" style:font-weight-asian="normal" style:font-name-complex="Times New Roman1" style:font-size-complex="12pt" style:font-weight-complex="normal"/>
    </style:style>
    <style:style style:name="MT6" style:family="text">
      <style:text-properties style:font-name="UKIJ Diwani" fo:font-size="12pt" fo:font-weight="normal" officeooo:rsid="008f180f" style:font-size-asian="12pt" style:language-asian="tr" style:country-asian="TR" style:font-weight-asian="normal" style:font-name-complex="Times New Roman1" style:font-size-complex="12pt" style:font-weight-complex="normal"/>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tab/></text:span><text:span text:style-name="MT2">B</text:span><text:span text:style-name="MT3">URSA FABRİKA SATIŞ MAĞAZA</text:span><text:span text:style-name="MT4"><text:tab/> <text:s/></text:span><text:span text:style-name="MT3">ADEM DUMAN</text:span></text:p>
        <text:p text:style-name="MP2"><text:span text:style-name="MT5"><text:tab/></text:span><text:span text:style-name="MT6">341 3267 6260</text:span><text:span text:style-name="MT5"><text:tab/></text:span><text:span text:style-name="MT6">341 3267 6260</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1-03-05T10:10:31.559492611</dc:date>
    <meta:editing-duration>PT19H49M8S</meta:editing-duration>
    <meta:editing-cycles>60</meta:editing-cycles>
    <meta:generator>LibreOffice/7.3.7.2$Linux_X86_64 LibreOffice_project/30$Build-2</meta:generator>
    <meta:print-date>2020-10-16T13:47:15.086586577</meta:print-date>
    <meta:document-statistic meta:table-count="0" meta:image-count="0" meta:object-count="0" meta:page-count="7" meta:paragraph-count="82" meta:word-count="1887" meta:character-count="13908" meta:non-whitespace-character-count="11973"/>
  </office:meta>
</office:document-meta>
</file>